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502in" svg:height="5.9398in" svg:x="8.15in" svg:y="0.8472in">
            <draw:object draw:notify-on-update-of-ranges="Sheet1.A4:Sheet1.A203 Sheet1.B4:Sheet1.B2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x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47794605679" calcext:value-type="float">
            <text:p>-0.000247794605679</text:p>
          </table:table-cell>
          <table:table-cell office:value-type="float" office:value="0.00175940538037" calcext:value-type="float">
            <text:p>0.0017594053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92119218633" calcext:value-type="float">
            <text:p>-0.000292119218633</text:p>
          </table:table-cell>
          <table:table-cell office:value-type="float" office:value="0.00354402015332" calcext:value-type="float">
            <text:p>0.00354402015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2467781715" calcext:value-type="float">
            <text:p>-0.000132467781715</text:p>
          </table:table-cell>
          <table:table-cell office:value-type="float" office:value="0.00535377786439" calcext:value-type="float">
            <text:p>0.00535377786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31667212978" calcext:value-type="float">
            <text:p>0.000231667212978</text:p>
          </table:table-cell>
          <table:table-cell office:value-type="float" office:value="0.0071885004971" calcext:value-type="float">
            <text:p>0.0071885004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00794620628" calcext:value-type="float">
            <text:p>0.000800794620628</text:p>
          </table:table-cell>
          <table:table-cell office:value-type="float" office:value="0.00904789852829" calcext:value-type="float">
            <text:p>0.0090478985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7542444115" calcext:value-type="float">
            <text:p>0.00157542444115</text:p>
          </table:table-cell>
          <table:table-cell office:value-type="float" office:value="0.0109315710941" calcext:value-type="float">
            <text:p>0.010931571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55606751831" calcext:value-type="float">
            <text:p>0.00255606751831</text:p>
          </table:table-cell>
          <table:table-cell office:value-type="float" office:value="0.0128390062658" calcext:value-type="float">
            <text:p>0.012839006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4323514156" calcext:value-type="float">
            <text:p>0.00374323514156</text:p>
          </table:table-cell>
          <table:table-cell office:value-type="float" office:value="0.0147695814352" calcext:value-type="float">
            <text:p>0.014769581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13743855197" calcext:value-type="float">
            <text:p>0.00513743855197</text:p>
          </table:table-cell>
          <table:table-cell office:value-type="float" office:value="0.0167225638079" calcext:value-type="float">
            <text:p>0.016722563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73918835397" calcext:value-type="float">
            <text:p>0.00673918835397</text:p>
          </table:table-cell>
          <table:table-cell office:value-type="float" office:value="0.0186971110053" calcext:value-type="float">
            <text:p>0.018697111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54899383482" calcext:value-type="float">
            <text:p>0.00854899383482</text:p>
          </table:table-cell>
          <table:table-cell office:value-type="float" office:value="0.0206922717727" calcext:value-type="float">
            <text:p>0.020692271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5673621943" calcext:value-type="float">
            <text:p>0.0105673621943</text:p>
          </table:table-cell>
          <table:table-cell office:value-type="float" office:value="0.0227069867932" calcext:value-type="float">
            <text:p>0.022706986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794797687" calcext:value-type="float">
            <text:p>0.012794797687</text:p>
          </table:table-cell>
          <table:table-cell office:value-type="float" office:value="0.0247400896066" calcext:value-type="float">
            <text:p>0.024740089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2318006805" calcext:value-type="float">
            <text:p>0.0152318006805</text:p>
          </table:table-cell>
          <table:table-cell office:value-type="float" office:value="0.0267903076316" calcext:value-type="float">
            <text:p>0.0267903076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788666322" calcext:value-type="float">
            <text:p>0.0178788666322</text:p>
          </table:table-cell>
          <table:table-cell office:value-type="float" office:value="0.0288562632897" calcext:value-type="float">
            <text:p>0.028856263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7364849889" calcext:value-type="float">
            <text:p>0.0207364849889</text:p>
          </table:table-cell>
          <table:table-cell office:value-type="float" office:value="0.0309364752303" calcext:value-type="float">
            <text:p>0.030936475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8051380122" calcext:value-type="float">
            <text:p>0.0238051380122</text:p>
          </table:table-cell>
          <table:table-cell office:value-type="float" office:value="0.0330293596546" calcext:value-type="float">
            <text:p>0.033029359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0852995348" calcext:value-type="float">
            <text:p>0.0270852995348</text:p>
          </table:table-cell>
          <table:table-cell office:value-type="float" office:value="0.0351332317365" calcext:value-type="float">
            <text:p>0.035133231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5774336511" calcext:value-type="float">
            <text:p>0.0305774336511</text:p>
          </table:table-cell>
          <table:table-cell office:value-type="float" office:value="0.0372463071396" calcext:value-type="float">
            <text:p>0.037246307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2819933471" calcext:value-type="float">
            <text:p>0.0342819933471</text:p>
          </table:table-cell>
          <table:table-cell office:value-type="float" office:value="0.0393667036271" calcext:value-type="float">
            <text:p>0.0393667036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1994190754" calcext:value-type="float">
            <text:p>0.0381994190754</text:p>
          </table:table-cell>
          <table:table-cell office:value-type="float" office:value="0.0414924427632" calcext:value-type="float">
            <text:p>0.0414924427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3301372786" calcext:value-type="float">
            <text:p>0.0423301372786</text:p>
          </table:table-cell>
          <table:table-cell office:value-type="float" office:value="0.0436214517032" calcext:value-type="float">
            <text:p>0.0436214517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6745588681" calcext:value-type="float">
            <text:p>0.0466745588681</text:p>
          </table:table-cell>
          <table:table-cell office:value-type="float" office:value="0.0457515650706" calcext:value-type="float">
            <text:p>0.045751565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2330776638" calcext:value-type="float">
            <text:p>0.0512330776638</text:p>
          </table:table-cell>
          <table:table-cell office:value-type="float" office:value="0.0478805269171" calcext:value-type="float">
            <text:p>0.0478805269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0060687992" calcext:value-type="float">
            <text:p>0.0560060687992</text:p>
          </table:table-cell>
          <table:table-cell office:value-type="float" office:value="0.0500059927638" calcext:value-type="float">
            <text:p>0.050005992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9938871001" calcext:value-type="float">
            <text:p>0.0609938871001</text:p>
          </table:table-cell>
          <table:table-cell office:value-type="float" office:value="0.0521255317203" calcext:value-type="float">
            <text:p>0.0521255317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196865441" calcext:value-type="float">
            <text:p>0.066196865441</text:p>
          </table:table-cell>
          <table:table-cell office:value-type="float" office:value="0.054236628677" calcext:value-type="float">
            <text:p>0.05423662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6153130877" calcext:value-type="float">
            <text:p>0.0716153130877</text:p>
          </table:table-cell>
          <table:table-cell office:value-type="float" office:value="0.0563366865693" calcext:value-type="float">
            <text:p>0.0563366865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2495140307" calcext:value-type="float">
            <text:p>0.0772495140307</text:p>
          </table:table-cell>
          <table:table-cell office:value-type="float" office:value="0.0584230287077" calcext:value-type="float">
            <text:p>0.058423028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0997253186" calcext:value-type="float">
            <text:p>0.0830997253186</text:p>
          </table:table-cell>
          <table:table-cell office:value-type="float" office:value="0.0604929011706" calcext:value-type="float">
            <text:p>0.060492901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166175395" calcext:value-type="float">
            <text:p>0.089166175395</text:p>
          </table:table-cell>
          <table:table-cell office:value-type="float" office:value="0.0625434752556" calcext:value-type="float">
            <text:p>0.062543475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4490624504" calcext:value-type="float">
            <text:p>0.0954490624504</text:p>
          </table:table-cell>
          <table:table-cell office:value-type="float" office:value="0.0645718499835" calcext:value-type="float">
            <text:p>0.064571849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948552792" calcext:value-type="float">
            <text:p>0.101948552792</text:p>
          </table:table-cell>
          <table:table-cell office:value-type="float" office:value="0.0665750546513" calcext:value-type="float">
            <text:p>0.0665750546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664779239" calcext:value-type="float">
            <text:p>0.108664779239</text:p>
          </table:table-cell>
          <table:table-cell office:value-type="float" office:value="0.0685500514273" calcext:value-type="float">
            <text:p>0.0685500514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597839558" calcext:value-type="float">
            <text:p>0.115597839558</text:p>
          </table:table-cell>
          <table:table-cell office:value-type="float" office:value="0.070493737984" calcext:value-type="float">
            <text:p>0.07049373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74779493" calcext:value-type="float">
            <text:p>0.12274779493</text:p>
          </table:table-cell>
          <table:table-cell office:value-type="float" office:value="0.0724029501617" calcext:value-type="float">
            <text:p>0.072402950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114668476" calcext:value-type="float">
            <text:p>0.130114668476</text:p>
          </table:table-cell>
          <table:table-cell office:value-type="float" office:value="0.0742744646559" calcext:value-type="float">
            <text:p>0.0742744646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698443828" calcext:value-type="float">
            <text:p>0.137698443828</text:p>
          </table:table-cell>
          <table:table-cell office:value-type="float" office:value="0.0761050017229" calcext:value-type="float">
            <text:p>0.0761050017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499063773" calcext:value-type="float">
            <text:p>0.145499063773</text:p>
          </table:table-cell>
          <table:table-cell office:value-type="float" office:value="0.0778912278949" calcext:value-type="float">
            <text:p>0.077891227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3516428956" calcext:value-type="float">
            <text:p>0.153516428956</text:p>
          </table:table-cell>
          <table:table-cell office:value-type="float" office:value="0.0796297586977" calcext:value-type="float">
            <text:p>0.0796297586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75039667" calcext:value-type="float">
            <text:p>0.16175039667</text:p>
          </table:table-cell>
          <table:table-cell office:value-type="float" office:value="0.081317161362" calcext:value-type="float">
            <text:p>0.08131716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200779717" calcext:value-type="float">
            <text:p>0.170200779717</text:p>
          </table:table-cell>
          <table:table-cell office:value-type="float" office:value="0.0829499575201" calcext:value-type="float">
            <text:p>0.0829499575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867345368" calcext:value-type="float">
            <text:p>0.178867345368</text:p>
          </table:table-cell>
          <table:table-cell office:value-type="float" office:value="0.0845246258782" calcext:value-type="float">
            <text:p>0.0845246258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749814411" calcext:value-type="float">
            <text:p>0.187749814411</text:p>
          </table:table-cell>
          <table:table-cell office:value-type="float" office:value="0.0860376048556" calcext:value-type="float">
            <text:p>0.086037604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847860304" calcext:value-type="float">
            <text:p>0.196847860304</text:p>
          </table:table-cell>
          <table:table-cell office:value-type="float" office:value="0.0874852951791" calcext:value-type="float">
            <text:p>0.087485295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161108432" calcext:value-type="float">
            <text:p>0.206161108432</text:p>
          </table:table-cell>
          <table:table-cell office:value-type="float" office:value="0.088864062423" calcext:value-type="float">
            <text:p>0.08886406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68913547" calcext:value-type="float">
            <text:p>0.21568913547</text:p>
          </table:table-cell>
          <table:table-cell office:value-type="float" office:value="0.0901702394828" calcext:value-type="float">
            <text:p>0.0901702394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431468871" calcext:value-type="float">
            <text:p>0.225431468871</text:p>
          </table:table-cell>
          <table:table-cell office:value-type="float" office:value="0.0914001289715" calcext:value-type="float">
            <text:p>0.0914001289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5387586458" calcext:value-type="float">
            <text:p>0.235387586458</text:p>
          </table:table-cell>
          <table:table-cell office:value-type="float" office:value="0.0925500055245" calcext:value-type="float">
            <text:p>0.092550005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55691615" calcext:value-type="float">
            <text:p>0.24555691615</text:p>
          </table:table-cell>
          <table:table-cell office:value-type="float" office:value="0.0936161180022" calcext:value-type="float">
            <text:p>0.093616118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938835799" calcext:value-type="float">
            <text:p>0.255938835799</text:p>
          </table:table-cell>
          <table:table-cell office:value-type="float" office:value="0.0945946915758" calcext:value-type="float">
            <text:p>0.0945946915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532673165" calcext:value-type="float">
            <text:p>0.266532673165</text:p>
          </table:table-cell>
          <table:table-cell office:value-type="float" office:value="0.0954819296818" calcext:value-type="float">
            <text:p>0.095481929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337705998" calcext:value-type="float">
            <text:p>0.277337705998</text:p>
          </table:table-cell>
          <table:table-cell office:value-type="float" office:value="0.096274015832" calcext:value-type="float">
            <text:p>0.096274015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353162265" calcext:value-type="float">
            <text:p>0.288353162265</text:p>
          </table:table-cell>
          <table:table-cell office:value-type="float" office:value="0.0969671152624" calcext:value-type="float">
            <text:p>0.096967115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9578220478" calcext:value-type="float">
            <text:p>0.299578220478</text:p>
          </table:table-cell>
          <table:table-cell office:value-type="float" office:value="0.0975573764076" calcext:value-type="float">
            <text:p>0.0975573764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1012010162" calcext:value-type="float">
            <text:p>0.311012010162</text:p>
          </table:table-cell>
          <table:table-cell office:value-type="float" office:value="0.0980409321814" calcext:value-type="float">
            <text:p>0.098040932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653612422" calcext:value-type="float">
            <text:p>0.322653612422</text:p>
          </table:table-cell>
          <table:table-cell office:value-type="float" office:value="0.0984139010513" calcext:value-type="float">
            <text:p>0.098413901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4502060633" calcext:value-type="float">
            <text:p>0.334502060633</text:p>
          </table:table-cell>
          <table:table-cell office:value-type="float" office:value="0.0986723878859" calcext:value-type="float">
            <text:p>0.098672387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556341231" calcext:value-type="float">
            <text:p>0.346556341231</text:p>
          </table:table-cell>
          <table:table-cell office:value-type="float" office:value="0.098812484561" calcext:value-type="float">
            <text:p>0.098812484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8815394594" calcext:value-type="float">
            <text:p>0.358815394594</text:p>
          </table:table-cell>
          <table:table-cell office:value-type="float" office:value="0.0988302703047" calcext:value-type="float">
            <text:p>0.098830270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1278116021" calcext:value-type="float">
            <text:p>0.371278116021</text:p>
          </table:table-cell>
          <table:table-cell office:value-type="float" office:value="0.0987218117654" calcext:value-type="float">
            <text:p>0.0987218117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3943356778" calcext:value-type="float">
            <text:p>0.383943356778</text:p>
          </table:table-cell>
          <table:table-cell office:value-type="float" office:value="0.0984831627825" calcext:value-type="float">
            <text:p>0.098483162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6809925212" calcext:value-type="float">
            <text:p>0.396809925212</text:p>
          </table:table-cell>
          <table:table-cell office:value-type="float" office:value="0.0981103638431" calcext:value-type="float">
            <text:p>0.0981103638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722929096" calcext:value-type="float">
            <text:p>0.409722929096</text:p>
          </table:table-cell>
          <table:table-cell office:value-type="float" office:value="0.0976127738886" calcext:value-type="float">
            <text:p>0.0976127738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785379331" calcext:value-type="float">
            <text:p>0.422785379331</text:p>
          </table:table-cell>
          <table:table-cell office:value-type="float" office:value="0.097019616262" calcext:value-type="float">
            <text:p>0.097019616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6046750477" calcext:value-type="float">
            <text:p>0.436046750477</text:p>
          </table:table-cell>
          <table:table-cell office:value-type="float" office:value="0.0963304504231" calcext:value-type="float">
            <text:p>0.0963304504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506459259" calcext:value-type="float">
            <text:p>0.449506459259</text:p>
          </table:table-cell>
          <table:table-cell office:value-type="float" office:value="0.0955434442871" calcext:value-type="float">
            <text:p>0.095543444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163906368" calcext:value-type="float">
            <text:p>0.463163906368</text:p>
          </table:table-cell>
          <table:table-cell office:value-type="float" office:value="0.0946567615158" calcext:value-type="float">
            <text:p>0.0946567615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018476697" calcext:value-type="float">
            <text:p>0.477018476697</text:p>
          </table:table-cell>
          <table:table-cell office:value-type="float" office:value="0.093668557648" calcext:value-type="float">
            <text:p>0.09366855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069539516" calcext:value-type="float">
            <text:p>0.491069539516</text:p>
          </table:table-cell>
          <table:table-cell office:value-type="float" office:value="0.0925769757926" calcext:value-type="float">
            <text:p>0.092576975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5316448564" calcext:value-type="float">
            <text:p>0.505316448564</text:p>
          </table:table-cell>
          <table:table-cell office:value-type="float" office:value="0.0913801418703" calcext:value-type="float">
            <text:p>0.0913801418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758542048" calcext:value-type="float">
            <text:p>0.519758542048</text:p>
          </table:table-cell>
          <table:table-cell office:value-type="float" office:value="0.090076159386" calcext:value-type="float">
            <text:p>0.090076159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395142534" calcext:value-type="float">
            <text:p>0.534395142534</text:p>
          </table:table-cell>
          <table:table-cell office:value-type="float" office:value="0.0886631037163" calcext:value-type="float">
            <text:p>0.0886631037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9225556713" calcext:value-type="float">
            <text:p>0.549225556713</text:p>
          </table:table-cell>
          <table:table-cell office:value-type="float" office:value="0.0871390158958" calcext:value-type="float">
            <text:p>0.087139015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249075021" calcext:value-type="float">
            <text:p>0.564249075021</text:p>
          </table:table-cell>
          <table:table-cell office:value-type="float" office:value="0.0855018958861" calcext:value-type="float">
            <text:p>0.0855018958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4649711" calcext:value-type="float">
            <text:p>0.5794649711</text:p>
          </table:table-cell>
          <table:table-cell office:value-type="float" office:value="0.0837496953114" calcext:value-type="float">
            <text:p>0.083749695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872501078" calcext:value-type="float">
            <text:p>0.594872501078</text:p>
          </table:table-cell>
          <table:table-cell office:value-type="float" office:value="0.0818803096445" calcext:value-type="float">
            <text:p>0.0818803096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470902644" calcext:value-type="float">
            <text:p>0.610470902644</text:p>
          </table:table-cell>
          <table:table-cell office:value-type="float" office:value="0.0798915698272" calcext:value-type="float">
            <text:p>0.0798915698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6259393901" calcext:value-type="float">
            <text:p>0.626259393901</text:p>
          </table:table-cell>
          <table:table-cell office:value-type="float" office:value="0.0777812333106" calcext:value-type="float">
            <text:p>0.077781233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2237171973" calcext:value-type="float">
            <text:p>0.642237171973</text:p>
          </table:table-cell>
          <table:table-cell office:value-type="float" office:value="0.0755469744983" calcext:value-type="float">
            <text:p>0.0755469744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403411339" calcext:value-type="float">
            <text:p>0.658403411339</text:p>
          </table:table-cell>
          <table:table-cell office:value-type="float" office:value="0.0731863745774" calcext:value-type="float">
            <text:p>0.0731863745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757261871" calcext:value-type="float">
            <text:p>0.674757261871</text:p>
          </table:table-cell>
          <table:table-cell office:value-type="float" office:value="0.0706969107242" calcext:value-type="float">
            <text:p>0.0706969107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1297846546" calcext:value-type="float">
            <text:p>0.691297846546</text:p>
          </table:table-cell>
          <table:table-cell office:value-type="float" office:value="0.0680759446671" calcext:value-type="float">
            <text:p>0.0680759446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8024258816" calcext:value-type="float">
            <text:p>0.708024258816</text:p>
          </table:table-cell>
          <table:table-cell office:value-type="float" office:value="0.0653207105952" calcext:value-type="float">
            <text:p>0.065320710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4935559588" calcext:value-type="float">
            <text:p>0.724935559588</text:p>
          </table:table-cell>
          <table:table-cell office:value-type="float" office:value="0.062428302396" calcext:value-type="float">
            <text:p>0.06242830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2030773803" calcext:value-type="float">
            <text:p>0.742030773803</text:p>
          </table:table-cell>
          <table:table-cell office:value-type="float" office:value="0.0593956602113" calcext:value-type="float">
            <text:p>0.059395660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9308886563" calcext:value-type="float">
            <text:p>0.759308886563</text:p>
          </table:table-cell>
          <table:table-cell office:value-type="float" office:value="0.0562195562963" calcext:value-type="float">
            <text:p>0.05621955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768838798" calcext:value-type="float">
            <text:p>0.776768838798</text:p>
          </table:table-cell>
          <table:table-cell office:value-type="float" office:value="0.0528965801702" calcext:value-type="float">
            <text:p>0.05289658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4409522417" calcext:value-type="float">
            <text:p>0.794409522417</text:p>
          </table:table-cell>
          <table:table-cell office:value-type="float" office:value="0.0494231230462" calcext:value-type="float">
            <text:p>0.049423123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2229774915" calcext:value-type="float">
            <text:p>0.812229774915</text:p>
          </table:table-cell>
          <table:table-cell office:value-type="float" office:value="0.0457953615302" calcext:value-type="float">
            <text:p>0.0457953615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0228373409" calcext:value-type="float">
            <text:p>0.830228373409</text:p>
          </table:table-cell>
          <table:table-cell office:value-type="float" office:value="0.0420092405753" calcext:value-type="float">
            <text:p>0.0420092405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8404028052" calcext:value-type="float">
            <text:p>0.848404028052</text:p>
          </table:table-cell>
          <table:table-cell office:value-type="float" office:value="0.0380604556856" calcext:value-type="float">
            <text:p>0.0380604556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6755374796" calcext:value-type="float">
            <text:p>0.866755374796</text:p>
          </table:table-cell>
          <table:table-cell office:value-type="float" office:value="0.0339444343557" calcext:value-type="float">
            <text:p>0.033944434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5280967458" calcext:value-type="float">
            <text:p>0.885280967458</text:p>
          </table:table-cell>
          <table:table-cell office:value-type="float" office:value="0.0296563167412" calcext:value-type="float">
            <text:p>0.0296563167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979269053" calcext:value-type="float">
            <text:p>0.903979269053</text:p>
          </table:table-cell>
          <table:table-cell office:value-type="float" office:value="0.0251909355496" calcext:value-type="float">
            <text:p>0.0251909355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848642351" calcext:value-type="float">
            <text:p>0.922848642351</text:p>
          </table:table-cell>
          <table:table-cell office:value-type="float" office:value="0.0205427951464" calcext:value-type="float">
            <text:p>0.020542795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887339612" calcext:value-type="float">
            <text:p>0.941887339612</text:p>
          </table:table-cell>
          <table:table-cell office:value-type="float" office:value="0.0157060498688" calcext:value-type="float">
            <text:p>0.015706049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1093491456" calcext:value-type="float">
            <text:p>0.961093491456</text:p>
          </table:table-cell>
          <table:table-cell office:value-type="float" office:value="0.0106744815436" calcext:value-type="float">
            <text:p>0.0106744815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465094827" calcext:value-type="float">
            <text:p>0.980465094827</text:p>
          </table:table-cell>
          <table:table-cell office:value-type="float" office:value="0.00544147620362" calcext:value-type="float">
            <text:p>0.0054414762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-1.65072605698E-017" calcext:value-type="float">
            <text:p>-1.65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47794605679" calcext:value-type="float">
            <text:p>0.000447794605679</text:p>
          </table:table-cell>
          <table:table-cell office:value-type="float" office:value="-0.00171941038037" calcext:value-type="float">
            <text:p>-0.0017194103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211921863" calcext:value-type="float">
            <text:p>0.00109211921863</text:p>
          </table:table-cell>
          <table:table-cell office:value-type="float" office:value="-0.00338410015332" calcext:value-type="float">
            <text:p>-0.00338410015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3246778171" calcext:value-type="float">
            <text:p>0.00193246778171</text:p>
          </table:table-cell>
          <table:table-cell office:value-type="float" office:value="-0.00499418286439" calcext:value-type="float">
            <text:p>-0.00499418286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6833278702" calcext:value-type="float">
            <text:p>0.00296833278702</text:p>
          </table:table-cell>
          <table:table-cell office:value-type="float" office:value="-0.0065497804971" calcext:value-type="float">
            <text:p>-0.0065497804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9920537937" calcext:value-type="float">
            <text:p>0.00419920537937</text:p>
          </table:table-cell>
          <table:table-cell office:value-type="float" office:value="-0.00805102352829" calcext:value-type="float">
            <text:p>-0.0080510235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2457555885" calcext:value-type="float">
            <text:p>0.00562457555885</text:p>
          </table:table-cell>
          <table:table-cell office:value-type="float" office:value="-0.0094980510941" calcext:value-type="float">
            <text:p>-0.009498051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24393248169" calcext:value-type="float">
            <text:p>0.00724393248169</text:p>
          </table:table-cell>
          <table:table-cell office:value-type="float" office:value="-0.0108910112658" calcext:value-type="float">
            <text:p>-0.010891011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5676485844" calcext:value-type="float">
            <text:p>0.00905676485844</text:p>
          </table:table-cell>
          <table:table-cell office:value-type="float" office:value="-0.0122300614352" calcext:value-type="float">
            <text:p>-0.012230061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062561448" calcext:value-type="float">
            <text:p>0.011062561448</text:p>
          </table:table-cell>
          <table:table-cell office:value-type="float" office:value="-0.0135153688079" calcext:value-type="float">
            <text:p>-0.013515368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260811646" calcext:value-type="float">
            <text:p>0.013260811646</text:p>
          </table:table-cell>
          <table:table-cell office:value-type="float" office:value="-0.0147471110053" calcext:value-type="float">
            <text:p>-0.014747111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6510061652" calcext:value-type="float">
            <text:p>0.0156510061652</text:p>
          </table:table-cell>
          <table:table-cell office:value-type="float" office:value="-0.0159254767727" calcext:value-type="float">
            <text:p>-0.015925476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2326378057" calcext:value-type="float">
            <text:p>0.0182326378057</text:p>
          </table:table-cell>
          <table:table-cell office:value-type="float" office:value="-0.0170506667932" calcext:value-type="float">
            <text:p>-0.017050666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005202313" calcext:value-type="float">
            <text:p>0.021005202313</text:p>
          </table:table-cell>
          <table:table-cell office:value-type="float" office:value="-0.0181228946066" calcext:value-type="float">
            <text:p>-0.018122894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681993195" calcext:value-type="float">
            <text:p>0.0239681993195</text:p>
          </table:table-cell>
          <table:table-cell office:value-type="float" office:value="-0.0191423876316" calcext:value-type="float">
            <text:p>-0.0191423876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1211333678" calcext:value-type="float">
            <text:p>0.0271211333678</text:p>
          </table:table-cell>
          <table:table-cell office:value-type="float" office:value="-0.0201093882897" calcext:value-type="float">
            <text:p>-0.020109388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4635150111" calcext:value-type="float">
            <text:p>0.0304635150111</text:p>
          </table:table-cell>
          <table:table-cell office:value-type="float" office:value="-0.0210241552303" calcext:value-type="float">
            <text:p>-0.021024155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9948619878" calcext:value-type="float">
            <text:p>0.0339948619878</text:p>
          </table:table-cell>
          <table:table-cell office:value-type="float" office:value="-0.0218869646546" calcext:value-type="float">
            <text:p>-0.021886964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7147004652" calcext:value-type="float">
            <text:p>0.0377147004652</text:p>
          </table:table-cell>
          <table:table-cell office:value-type="float" office:value="-0.0226981117365" calcext:value-type="float">
            <text:p>-0.022698111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6225663489" calcext:value-type="float">
            <text:p>0.0416225663489</text:p>
          </table:table-cell>
          <table:table-cell office:value-type="float" office:value="-0.0234579121396" calcext:value-type="float">
            <text:p>-0.023457912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7180066529" calcext:value-type="float">
            <text:p>0.0457180066529</text:p>
          </table:table-cell>
          <table:table-cell office:value-type="float" office:value="-0.0241667036271" calcext:value-type="float">
            <text:p>-0.0241667036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0005809246" calcext:value-type="float">
            <text:p>0.0500005809246</text:p>
          </table:table-cell>
          <table:table-cell office:value-type="float" office:value="-0.0248248477632" calcext:value-type="float">
            <text:p>-0.0248248477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4698627214" calcext:value-type="float">
            <text:p>0.0544698627214</text:p>
          </table:table-cell>
          <table:table-cell office:value-type="float" office:value="-0.0254327317032" calcext:value-type="float">
            <text:p>-0.0254327317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1254411319" calcext:value-type="float">
            <text:p>0.0591254411319</text:p>
          </table:table-cell>
          <table:table-cell office:value-type="float" office:value="-0.0259907700706" calcext:value-type="float">
            <text:p>-0.025990770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9669223362" calcext:value-type="float">
            <text:p>0.0639669223362</text:p>
          </table:table-cell>
          <table:table-cell office:value-type="float" office:value="-0.0264994069171" calcext:value-type="float">
            <text:p>-0.0264994069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939312008" calcext:value-type="float">
            <text:p>0.0689939312008</text:p>
          </table:table-cell>
          <table:table-cell office:value-type="float" office:value="-0.0269591177638" calcext:value-type="float">
            <text:p>-0.026959117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2061128999" calcext:value-type="float">
            <text:p>0.0742061128999</text:p>
          </table:table-cell>
          <table:table-cell office:value-type="float" office:value="-0.0273704117203" calcext:value-type="float">
            <text:p>-0.0273704117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603134559" calcext:value-type="float">
            <text:p>0.079603134559</text:p>
          </table:table-cell>
          <table:table-cell office:value-type="float" office:value="-0.027733833677" calcext:value-type="float">
            <text:p>-0.02773383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1846869123" calcext:value-type="float">
            <text:p>0.0851846869123</text:p>
          </table:table-cell>
          <table:table-cell office:value-type="float" office:value="-0.0280499665693" calcext:value-type="float">
            <text:p>-0.0280499665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9504859693" calcext:value-type="float">
            <text:p>0.0909504859693</text:p>
          </table:table-cell>
          <table:table-cell office:value-type="float" office:value="-0.0283194337077" calcext:value-type="float">
            <text:p>-0.028319433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9002746814" calcext:value-type="float">
            <text:p>0.0969002746814</text:p>
          </table:table-cell>
          <table:table-cell office:value-type="float" office:value="-0.0285429011706" calcext:value-type="float">
            <text:p>-0.028542901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033824605" calcext:value-type="float">
            <text:p>0.103033824605</text:p>
          </table:table-cell>
          <table:table-cell office:value-type="float" office:value="-0.0287210802556" calcext:value-type="float">
            <text:p>-0.028721080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35093755" calcext:value-type="float">
            <text:p>0.10935093755</text:p>
          </table:table-cell>
          <table:table-cell office:value-type="float" office:value="-0.0288547299835" calcext:value-type="float">
            <text:p>-0.028854729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851447208" calcext:value-type="float">
            <text:p>0.115851447208</text:p>
          </table:table-cell>
          <table:table-cell office:value-type="float" office:value="-0.0289446596513" calcext:value-type="float">
            <text:p>-0.0289446596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535220761" calcext:value-type="float">
            <text:p>0.122535220761</text:p>
          </table:table-cell>
          <table:table-cell office:value-type="float" office:value="-0.0289917314273" calcext:value-type="float">
            <text:p>-0.0289917314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402160442" calcext:value-type="float">
            <text:p>0.129402160442</text:p>
          </table:table-cell>
          <table:table-cell office:value-type="float" office:value="-0.028996862984" calcext:value-type="float">
            <text:p>-0.02899686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45220507" calcext:value-type="float">
            <text:p>0.13645220507</text:p>
          </table:table-cell>
          <table:table-cell office:value-type="float" office:value="-0.0289610301617" calcext:value-type="float">
            <text:p>-0.028961030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685331524" calcext:value-type="float">
            <text:p>0.143685331524</text:p>
          </table:table-cell>
          <table:table-cell office:value-type="float" office:value="-0.0288852696559" calcext:value-type="float">
            <text:p>-0.0288852696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101556172" calcext:value-type="float">
            <text:p>0.151101556172</text:p>
          </table:table-cell>
          <table:table-cell office:value-type="float" office:value="-0.0287706817229" calcext:value-type="float">
            <text:p>-0.0287706817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700936227" calcext:value-type="float">
            <text:p>0.158700936227</text:p>
          </table:table-cell>
          <table:table-cell office:value-type="float" office:value="-0.0286184328949" calcext:value-type="float">
            <text:p>-0.028618432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483571044" calcext:value-type="float">
            <text:p>0.166483571044</text:p>
          </table:table-cell>
          <table:table-cell office:value-type="float" office:value="-0.0284297586977" calcext:value-type="float">
            <text:p>-0.0284297586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44960333" calcext:value-type="float">
            <text:p>0.17444960333</text:p>
          </table:table-cell>
          <table:table-cell office:value-type="float" office:value="-0.028205966362" calcext:value-type="float">
            <text:p>-0.028205966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599220283" calcext:value-type="float">
            <text:p>0.182599220283</text:p>
          </table:table-cell>
          <table:table-cell office:value-type="float" office:value="-0.0279484375201" calcext:value-type="float">
            <text:p>-0.0279484375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932654632" calcext:value-type="float">
            <text:p>0.190932654632</text:p>
          </table:table-cell>
          <table:table-cell office:value-type="float" office:value="-0.0276586308782" calcext:value-type="float">
            <text:p>-0.0276586308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450185589" calcext:value-type="float">
            <text:p>0.199450185589</text:p>
          </table:table-cell>
          <table:table-cell office:value-type="float" office:value="-0.0273380848556" calcext:value-type="float">
            <text:p>-0.027338084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152139696" calcext:value-type="float">
            <text:p>0.208152139696</text:p>
          </table:table-cell>
          <table:table-cell office:value-type="float" office:value="-0.0269884201791" calcext:value-type="float">
            <text:p>-0.026988420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7038891568" calcext:value-type="float">
            <text:p>0.217038891568</text:p>
          </table:table-cell>
          <table:table-cell office:value-type="float" office:value="-0.026611342423" calcext:value-type="float">
            <text:p>-0.02661134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11086453" calcext:value-type="float">
            <text:p>0.22611086453</text:p>
          </table:table-cell>
          <table:table-cell office:value-type="float" office:value="-0.0262086444828" calcext:value-type="float">
            <text:p>-0.0262086444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5368531129" calcext:value-type="float">
            <text:p>0.235368531129</text:p>
          </table:table-cell>
          <table:table-cell office:value-type="float" office:value="-0.0257822089715" calcext:value-type="float">
            <text:p>-0.0257822089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4812413542" calcext:value-type="float">
            <text:p>0.244812413542</text:p>
          </table:table-cell>
          <table:table-cell office:value-type="float" office:value="-0.0253340105245" calcext:value-type="float">
            <text:p>-0.025334010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44308385" calcext:value-type="float">
            <text:p>0.25444308385</text:p>
          </table:table-cell>
          <table:table-cell office:value-type="float" office:value="-0.0248661180022" calcext:value-type="float">
            <text:p>-0.024866118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261164201" calcext:value-type="float">
            <text:p>0.264261164201</text:p>
          </table:table-cell>
          <table:table-cell office:value-type="float" office:value="-0.0243806965758" calcext:value-type="float">
            <text:p>-0.0243806965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267326835" calcext:value-type="float">
            <text:p>0.274267326835</text:p>
          </table:table-cell>
          <table:table-cell office:value-type="float" office:value="-0.0238800096818" calcext:value-type="float">
            <text:p>-0.023880009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462294002" calcext:value-type="float">
            <text:p>0.284462294002</text:p>
          </table:table-cell>
          <table:table-cell office:value-type="float" office:value="-0.023366420832" calcext:value-type="float">
            <text:p>-0.02336642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4846837735" calcext:value-type="float">
            <text:p>0.294846837735</text:p>
          </table:table-cell>
          <table:table-cell office:value-type="float" office:value="-0.0228423952624" calcext:value-type="float">
            <text:p>-0.022842395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5421779522" calcext:value-type="float">
            <text:p>0.305421779522</text:p>
          </table:table-cell>
          <table:table-cell office:value-type="float" office:value="-0.0223105014076" calcext:value-type="float">
            <text:p>-0.0223105014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6187989838" calcext:value-type="float">
            <text:p>0.316187989838</text:p>
          </table:table-cell>
          <table:table-cell office:value-type="float" office:value="-0.0217734121814" calcext:value-type="float">
            <text:p>-0.021773412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7146387578" calcext:value-type="float">
            <text:p>0.327146387578</text:p>
          </table:table-cell>
          <table:table-cell office:value-type="float" office:value="-0.0212339060513" calcext:value-type="float">
            <text:p>-0.021233906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8297939367" calcext:value-type="float">
            <text:p>0.338297939367</text:p>
          </table:table-cell>
          <table:table-cell office:value-type="float" office:value="-0.0206948678859" calcext:value-type="float">
            <text:p>-0.020694867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643658769" calcext:value-type="float">
            <text:p>0.349643658769</text:p>
          </table:table-cell>
          <table:table-cell office:value-type="float" office:value="-0.020159289561" calcext:value-type="float">
            <text:p>-0.020159289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184605406" calcext:value-type="float">
            <text:p>0.361184605406</text:p>
          </table:table-cell>
          <table:table-cell office:value-type="float" office:value="-0.0196302703047" calcext:value-type="float">
            <text:p>-0.019630270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2921883979" calcext:value-type="float">
            <text:p>0.372921883979</text:p>
          </table:table-cell>
          <table:table-cell office:value-type="float" office:value="-0.0191110167654" calcext:value-type="float">
            <text:p>-0.0191110167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856643222" calcext:value-type="float">
            <text:p>0.384856643222</text:p>
          </table:table-cell>
          <table:table-cell office:value-type="float" office:value="-0.0186048427825" calcext:value-type="float">
            <text:p>-0.018604842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6990074788" calcext:value-type="float">
            <text:p>0.396990074788</text:p>
          </table:table-cell>
          <table:table-cell office:value-type="float" office:value="-0.0181151688431" calcext:value-type="float">
            <text:p>-0.0181151688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477070904" calcext:value-type="float">
            <text:p>0.409477070904</text:p>
          </table:table-cell>
          <table:table-cell office:value-type="float" office:value="-0.0176332538886" calcext:value-type="float">
            <text:p>-0.0176332538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214620669" calcext:value-type="float">
            <text:p>0.422214620669</text:p>
          </table:table-cell>
          <table:table-cell office:value-type="float" office:value="-0.017132116262" calcext:value-type="float">
            <text:p>-0.017132116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153249523" calcext:value-type="float">
            <text:p>0.435153249523</text:p>
          </table:table-cell>
          <table:table-cell office:value-type="float" office:value="-0.0166120859787" calcext:value-type="float">
            <text:p>-0.0166120859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293540741" calcext:value-type="float">
            <text:p>0.448293540741</text:p>
          </table:table-cell>
          <table:table-cell office:value-type="float" office:value="-0.0160748242871" calcext:value-type="float">
            <text:p>-0.016074824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636093632" calcext:value-type="float">
            <text:p>0.461636093632</text:p>
          </table:table-cell>
          <table:table-cell office:value-type="float" office:value="-0.0155220415158" calcext:value-type="float">
            <text:p>-0.0155220415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181523303" calcext:value-type="float">
            <text:p>0.475181523303</text:p>
          </table:table-cell>
          <table:table-cell office:value-type="float" office:value="-0.0149554932035" calcext:value-type="float">
            <text:p>-0.014955493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930460484" calcext:value-type="float">
            <text:p>0.488930460484</text:p>
          </table:table-cell>
          <table:table-cell office:value-type="float" office:value="-0.0143769757926" calcext:value-type="float">
            <text:p>-0.014376975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2883551436" calcext:value-type="float">
            <text:p>0.502883551436</text:p>
          </table:table-cell>
          <table:table-cell office:value-type="float" office:value="-0.0137883218703" calcext:value-type="float">
            <text:p>-0.0137883218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7041457952" calcext:value-type="float">
            <text:p>0.517041457952</text:p>
          </table:table-cell>
          <table:table-cell office:value-type="float" office:value="-0.0131913949416" calcext:value-type="float">
            <text:p>-0.0131913949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1404857466" calcext:value-type="float">
            <text:p>0.531404857466</text:p>
          </table:table-cell>
          <table:table-cell office:value-type="float" office:value="-0.0125880837163" calcext:value-type="float">
            <text:p>-0.0125880837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974443287" calcext:value-type="float">
            <text:p>0.545974443287</text:p>
          </table:table-cell>
          <table:table-cell office:value-type="float" office:value="-0.0119802958958" calcext:value-type="float">
            <text:p>-0.011980295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750924979" calcext:value-type="float">
            <text:p>0.560750924979</text:p>
          </table:table-cell>
          <table:table-cell office:value-type="float" office:value="-0.0113699514417" calcext:value-type="float">
            <text:p>-0.0113699514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7350289" calcext:value-type="float">
            <text:p>0.5757350289</text:p>
          </table:table-cell>
          <table:table-cell office:value-type="float" office:value="-0.0107589753114" calcext:value-type="float">
            <text:p>-0.010758975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0927498922" calcext:value-type="float">
            <text:p>0.590927498922</text:p>
          </table:table-cell>
          <table:table-cell office:value-type="float" office:value="-0.0101492896445" calcext:value-type="float">
            <text:p>-0.0101492896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6329097356" calcext:value-type="float">
            <text:p>0.606329097356</text:p>
          </table:table-cell>
          <table:table-cell office:value-type="float" office:value="-0.00954280538272" calcext:value-type="float">
            <text:p>-0.00954280538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1940606099" calcext:value-type="float">
            <text:p>0.621940606099</text:p>
          </table:table-cell>
          <table:table-cell office:value-type="float" office:value="-0.00894141331065" calcext:value-type="float">
            <text:p>-0.0089414133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7762828027" calcext:value-type="float">
            <text:p>0.637762828027</text:p>
          </table:table-cell>
          <table:table-cell office:value-type="float" office:value="-0.00834697449829" calcext:value-type="float">
            <text:p>-0.00834697449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796588661" calcext:value-type="float">
            <text:p>0.653796588661</text:p>
          </table:table-cell>
          <table:table-cell office:value-type="float" office:value="-0.00776131013298" calcext:value-type="float">
            <text:p>-0.00776131013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0042738129" calcext:value-type="float">
            <text:p>0.670042738129</text:p>
          </table:table-cell>
          <table:table-cell office:value-type="float" office:value="-0.00718619072418" calcext:value-type="float">
            <text:p>-0.0071861907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6502153454" calcext:value-type="float">
            <text:p>0.686502153454</text:p>
          </table:table-cell>
          <table:table-cell office:value-type="float" office:value="-0.00662332466712" calcext:value-type="float">
            <text:p>-0.0066233246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3175741184" calcext:value-type="float">
            <text:p>0.703175741184</text:p>
          </table:table-cell>
          <table:table-cell office:value-type="float" office:value="-0.00607434615072" calcext:value-type="float">
            <text:p>-0.00607434615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0064440412" calcext:value-type="float">
            <text:p>0.720064440412</text:p>
          </table:table-cell>
          <table:table-cell office:value-type="float" office:value="-0.00554080239596" calcext:value-type="float">
            <text:p>-0.00554080239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169226197" calcext:value-type="float">
            <text:p>0.737169226197</text:p>
          </table:table-cell>
          <table:table-cell office:value-type="float" office:value="-0.00502414021129" calcext:value-type="float">
            <text:p>-0.0050241402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491113437" calcext:value-type="float">
            <text:p>0.754491113437</text:p>
          </table:table-cell>
          <table:table-cell office:value-type="float" office:value="-0.00452569185185" calcext:value-type="float">
            <text:p>-0.00452569185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2031161202" calcext:value-type="float">
            <text:p>0.772031161202</text:p>
          </table:table-cell>
          <table:table-cell office:value-type="float" office:value="-0.00404666017017" calcext:value-type="float">
            <text:p>-0.00404666017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9790477583" calcext:value-type="float">
            <text:p>0.789790477583</text:p>
          </table:table-cell>
          <table:table-cell office:value-type="float" office:value="-0.00358810304625" calcext:value-type="float">
            <text:p>-0.0035881030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7770225085" calcext:value-type="float">
            <text:p>0.807770225085</text:p>
          </table:table-cell>
          <table:table-cell office:value-type="float" office:value="-0.00315091708573" calcext:value-type="float">
            <text:p>-0.00315091708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971626591" calcext:value-type="float">
            <text:p>0.825971626591</text:p>
          </table:table-cell>
          <table:table-cell office:value-type="float" office:value="-0.00273582057534" calcext:value-type="float">
            <text:p>-0.00273582057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395971948" calcext:value-type="float">
            <text:p>0.844395971948</text:p>
          </table:table-cell>
          <table:table-cell office:value-type="float" office:value="-0.00234333568558" calcext:value-type="float">
            <text:p>-0.00234333568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044625204" calcext:value-type="float">
            <text:p>0.863044625204</text:p>
          </table:table-cell>
          <table:table-cell office:value-type="float" office:value="-0.00197376991122" calcext:value-type="float">
            <text:p>-0.0019737699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919032542" calcext:value-type="float">
            <text:p>0.881919032542</text:p>
          </table:table-cell>
          <table:table-cell office:value-type="float" office:value="-0.00162719674116" calcext:value-type="float">
            <text:p>-0.00162719674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1020730947" calcext:value-type="float">
            <text:p>0.901020730947</text:p>
          </table:table-cell>
          <table:table-cell office:value-type="float" office:value="-0.00130343554962" calcext:value-type="float">
            <text:p>-0.0013034355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351357649" calcext:value-type="float">
            <text:p>0.920351357649</text:p>
          </table:table-cell>
          <table:table-cell office:value-type="float" office:value="-0.00100203070194" calcext:value-type="float">
            <text:p>-0.0010020307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912660388" calcext:value-type="float">
            <text:p>0.939912660388</text:p>
          </table:table-cell>
          <table:table-cell office:value-type="float" office:value="-0.0007222298688" calcext:value-type="float">
            <text:p>-0.000722229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706508544" calcext:value-type="float">
            <text:p>0.959706508544</text:p>
          </table:table-cell>
          <table:table-cell office:value-type="float" office:value="-0.000462961543624" calcext:value-type="float">
            <text:p>-0.00046296154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734905173" calcext:value-type="float">
            <text:p>0.979734905173</text:p>
          </table:table-cell>
          <table:table-cell office:value-type="float" office:value="-0.000222811759179" calcext:value-type="float">
            <text:p>-0.00022281175917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table:formula="of:=[$Sheet1.A4]*[$Sheet1.$B$1]" office:value-type="float" office:value="0" calcext:value-type="float">
            <text:p>0</text:p>
          </table:table-cell>
          <table:table-cell table:formula="of:=[$Sheet1.B4]*[$Sheet1.$B$1]" office:value-type="float" office:value="0" calcext:value-type="float">
            <text:p>0</text:p>
          </table:table-cell>
          <table:table-cell table:formula="of:=[$Sheet1.C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]*[$Sheet1.$B$1]" office:value-type="float" office:value="-0.000247794605679" calcext:value-type="float">
            <text:p>-0.000247794605679</text:p>
          </table:table-cell>
          <table:table-cell table:formula="of:=[$Sheet1.B5]*[$Sheet1.$B$1]" office:value-type="float" office:value="0.00175940538037" calcext:value-type="float">
            <text:p>0.00175940538037</text:p>
          </table:table-cell>
          <table:table-cell table:formula="of:=[$Sheet1.C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]*[$Sheet1.$B$1]" office:value-type="float" office:value="-0.000292119218633" calcext:value-type="float">
            <text:p>-0.000292119218633</text:p>
          </table:table-cell>
          <table:table-cell table:formula="of:=[$Sheet1.B6]*[$Sheet1.$B$1]" office:value-type="float" office:value="0.00354402015332" calcext:value-type="float">
            <text:p>0.00354402015332</text:p>
          </table:table-cell>
          <table:table-cell table:formula="of:=[$Sheet1.C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]*[$Sheet1.$B$1]" office:value-type="float" office:value="-0.000132467781715" calcext:value-type="float">
            <text:p>-0.000132467781715</text:p>
          </table:table-cell>
          <table:table-cell table:formula="of:=[$Sheet1.B7]*[$Sheet1.$B$1]" office:value-type="float" office:value="0.00535377786439" calcext:value-type="float">
            <text:p>0.00535377786439</text:p>
          </table:table-cell>
          <table:table-cell table:formula="of:=[$Sheet1.C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]*[$Sheet1.$B$1]" office:value-type="float" office:value="0.000231667212978" calcext:value-type="float">
            <text:p>0.000231667212978</text:p>
          </table:table-cell>
          <table:table-cell table:formula="of:=[$Sheet1.B8]*[$Sheet1.$B$1]" office:value-type="float" office:value="0.0071885004971" calcext:value-type="float">
            <text:p>0.0071885004971</text:p>
          </table:table-cell>
          <table:table-cell table:formula="of:=[$Sheet1.C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]*[$Sheet1.$B$1]" office:value-type="float" office:value="0.000800794620628" calcext:value-type="float">
            <text:p>0.000800794620628</text:p>
          </table:table-cell>
          <table:table-cell table:formula="of:=[$Sheet1.B9]*[$Sheet1.$B$1]" office:value-type="float" office:value="0.00904789852829" calcext:value-type="float">
            <text:p>0.00904789852829</text:p>
          </table:table-cell>
          <table:table-cell table:formula="of:=[$Sheet1.C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]*[$Sheet1.$B$1]" office:value-type="float" office:value="0.00157542444115" calcext:value-type="float">
            <text:p>0.00157542444115</text:p>
          </table:table-cell>
          <table:table-cell table:formula="of:=[$Sheet1.B10]*[$Sheet1.$B$1]" office:value-type="float" office:value="0.0109315710941" calcext:value-type="float">
            <text:p>0.0109315710941</text:p>
          </table:table-cell>
          <table:table-cell table:formula="of:=[$Sheet1.C1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]*[$Sheet1.$B$1]" office:value-type="float" office:value="0.00255606751831" calcext:value-type="float">
            <text:p>0.00255606751831</text:p>
          </table:table-cell>
          <table:table-cell table:formula="of:=[$Sheet1.B11]*[$Sheet1.$B$1]" office:value-type="float" office:value="0.0128390062658" calcext:value-type="float">
            <text:p>0.0128390062658</text:p>
          </table:table-cell>
          <table:table-cell table:formula="of:=[$Sheet1.C1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]*[$Sheet1.$B$1]" office:value-type="float" office:value="0.00374323514156" calcext:value-type="float">
            <text:p>0.00374323514156</text:p>
          </table:table-cell>
          <table:table-cell table:formula="of:=[$Sheet1.B12]*[$Sheet1.$B$1]" office:value-type="float" office:value="0.0147695814352" calcext:value-type="float">
            <text:p>0.0147695814352</text:p>
          </table:table-cell>
          <table:table-cell table:formula="of:=[$Sheet1.C1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]*[$Sheet1.$B$1]" office:value-type="float" office:value="0.00513743855197" calcext:value-type="float">
            <text:p>0.00513743855197</text:p>
          </table:table-cell>
          <table:table-cell table:formula="of:=[$Sheet1.B13]*[$Sheet1.$B$1]" office:value-type="float" office:value="0.0167225638079" calcext:value-type="float">
            <text:p>0.0167225638079</text:p>
          </table:table-cell>
          <table:table-cell table:formula="of:=[$Sheet1.C1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]*[$Sheet1.$B$1]" office:value-type="float" office:value="0.00673918835397" calcext:value-type="float">
            <text:p>0.00673918835397</text:p>
          </table:table-cell>
          <table:table-cell table:formula="of:=[$Sheet1.B14]*[$Sheet1.$B$1]" office:value-type="float" office:value="0.0186971110053" calcext:value-type="float">
            <text:p>0.0186971110053</text:p>
          </table:table-cell>
          <table:table-cell table:formula="of:=[$Sheet1.C1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]*[$Sheet1.$B$1]" office:value-type="float" office:value="0.00854899383482" calcext:value-type="float">
            <text:p>0.00854899383482</text:p>
          </table:table-cell>
          <table:table-cell table:formula="of:=[$Sheet1.B15]*[$Sheet1.$B$1]" office:value-type="float" office:value="0.0206922717727" calcext:value-type="float">
            <text:p>0.0206922717727</text:p>
          </table:table-cell>
          <table:table-cell table:formula="of:=[$Sheet1.C1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]*[$Sheet1.$B$1]" office:value-type="float" office:value="0.0105673621943" calcext:value-type="float">
            <text:p>0.0105673621943</text:p>
          </table:table-cell>
          <table:table-cell table:formula="of:=[$Sheet1.B16]*[$Sheet1.$B$1]" office:value-type="float" office:value="0.0227069867932" calcext:value-type="float">
            <text:p>0.0227069867932</text:p>
          </table:table-cell>
          <table:table-cell table:formula="of:=[$Sheet1.C1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]*[$Sheet1.$B$1]" office:value-type="float" office:value="0.012794797687" calcext:value-type="float">
            <text:p>0.012794797687</text:p>
          </table:table-cell>
          <table:table-cell table:formula="of:=[$Sheet1.B17]*[$Sheet1.$B$1]" office:value-type="float" office:value="0.0247400896066" calcext:value-type="float">
            <text:p>0.0247400896066</text:p>
          </table:table-cell>
          <table:table-cell table:formula="of:=[$Sheet1.C1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]*[$Sheet1.$B$1]" office:value-type="float" office:value="0.0152318006805" calcext:value-type="float">
            <text:p>0.0152318006805</text:p>
          </table:table-cell>
          <table:table-cell table:formula="of:=[$Sheet1.B18]*[$Sheet1.$B$1]" office:value-type="float" office:value="0.0267903076316" calcext:value-type="float">
            <text:p>0.0267903076316</text:p>
          </table:table-cell>
          <table:table-cell table:formula="of:=[$Sheet1.C1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]*[$Sheet1.$B$1]" office:value-type="float" office:value="0.0178788666322" calcext:value-type="float">
            <text:p>0.0178788666322</text:p>
          </table:table-cell>
          <table:table-cell table:formula="of:=[$Sheet1.B19]*[$Sheet1.$B$1]" office:value-type="float" office:value="0.0288562632897" calcext:value-type="float">
            <text:p>0.0288562632897</text:p>
          </table:table-cell>
          <table:table-cell table:formula="of:=[$Sheet1.C1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0]*[$Sheet1.$B$1]" office:value-type="float" office:value="0.0207364849889" calcext:value-type="float">
            <text:p>0.0207364849889</text:p>
          </table:table-cell>
          <table:table-cell table:formula="of:=[$Sheet1.B20]*[$Sheet1.$B$1]" office:value-type="float" office:value="0.0309364752303" calcext:value-type="float">
            <text:p>0.0309364752303</text:p>
          </table:table-cell>
          <table:table-cell table:formula="of:=[$Sheet1.C2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1]*[$Sheet1.$B$1]" office:value-type="float" office:value="0.0238051380122" calcext:value-type="float">
            <text:p>0.0238051380122</text:p>
          </table:table-cell>
          <table:table-cell table:formula="of:=[$Sheet1.B21]*[$Sheet1.$B$1]" office:value-type="float" office:value="0.0330293596546" calcext:value-type="float">
            <text:p>0.0330293596546</text:p>
          </table:table-cell>
          <table:table-cell table:formula="of:=[$Sheet1.C2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2]*[$Sheet1.$B$1]" office:value-type="float" office:value="0.0270852995348" calcext:value-type="float">
            <text:p>0.0270852995348</text:p>
          </table:table-cell>
          <table:table-cell table:formula="of:=[$Sheet1.B22]*[$Sheet1.$B$1]" office:value-type="float" office:value="0.0351332317365" calcext:value-type="float">
            <text:p>0.0351332317365</text:p>
          </table:table-cell>
          <table:table-cell table:formula="of:=[$Sheet1.C2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3]*[$Sheet1.$B$1]" office:value-type="float" office:value="0.0305774336511" calcext:value-type="float">
            <text:p>0.0305774336511</text:p>
          </table:table-cell>
          <table:table-cell table:formula="of:=[$Sheet1.B23]*[$Sheet1.$B$1]" office:value-type="float" office:value="0.0372463071396" calcext:value-type="float">
            <text:p>0.0372463071396</text:p>
          </table:table-cell>
          <table:table-cell table:formula="of:=[$Sheet1.C2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4]*[$Sheet1.$B$1]" office:value-type="float" office:value="0.0342819933471" calcext:value-type="float">
            <text:p>0.0342819933471</text:p>
          </table:table-cell>
          <table:table-cell table:formula="of:=[$Sheet1.B24]*[$Sheet1.$B$1]" office:value-type="float" office:value="0.0393667036271" calcext:value-type="float">
            <text:p>0.0393667036271</text:p>
          </table:table-cell>
          <table:table-cell table:formula="of:=[$Sheet1.C2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5]*[$Sheet1.$B$1]" office:value-type="float" office:value="0.0381994190754" calcext:value-type="float">
            <text:p>0.0381994190754</text:p>
          </table:table-cell>
          <table:table-cell table:formula="of:=[$Sheet1.B25]*[$Sheet1.$B$1]" office:value-type="float" office:value="0.0414924427632" calcext:value-type="float">
            <text:p>0.0414924427632</text:p>
          </table:table-cell>
          <table:table-cell table:formula="of:=[$Sheet1.C2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6]*[$Sheet1.$B$1]" office:value-type="float" office:value="0.0423301372786" calcext:value-type="float">
            <text:p>0.0423301372786</text:p>
          </table:table-cell>
          <table:table-cell table:formula="of:=[$Sheet1.B26]*[$Sheet1.$B$1]" office:value-type="float" office:value="0.0436214517032" calcext:value-type="float">
            <text:p>0.0436214517032</text:p>
          </table:table-cell>
          <table:table-cell table:formula="of:=[$Sheet1.C2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7]*[$Sheet1.$B$1]" office:value-type="float" office:value="0.0466745588681" calcext:value-type="float">
            <text:p>0.0466745588681</text:p>
          </table:table-cell>
          <table:table-cell table:formula="of:=[$Sheet1.B27]*[$Sheet1.$B$1]" office:value-type="float" office:value="0.0457515650706" calcext:value-type="float">
            <text:p>0.0457515650706</text:p>
          </table:table-cell>
          <table:table-cell table:formula="of:=[$Sheet1.C2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8]*[$Sheet1.$B$1]" office:value-type="float" office:value="0.0512330776638" calcext:value-type="float">
            <text:p>0.0512330776638</text:p>
          </table:table-cell>
          <table:table-cell table:formula="of:=[$Sheet1.B28]*[$Sheet1.$B$1]" office:value-type="float" office:value="0.0478805269171" calcext:value-type="float">
            <text:p>0.0478805269171</text:p>
          </table:table-cell>
          <table:table-cell table:formula="of:=[$Sheet1.C2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9]*[$Sheet1.$B$1]" office:value-type="float" office:value="0.0560060687992" calcext:value-type="float">
            <text:p>0.0560060687992</text:p>
          </table:table-cell>
          <table:table-cell table:formula="of:=[$Sheet1.B29]*[$Sheet1.$B$1]" office:value-type="float" office:value="0.0500059927638" calcext:value-type="float">
            <text:p>0.0500059927638</text:p>
          </table:table-cell>
          <table:table-cell table:formula="of:=[$Sheet1.C2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0]*[$Sheet1.$B$1]" office:value-type="float" office:value="0.0609938871001" calcext:value-type="float">
            <text:p>0.0609938871001</text:p>
          </table:table-cell>
          <table:table-cell table:formula="of:=[$Sheet1.B30]*[$Sheet1.$B$1]" office:value-type="float" office:value="0.0521255317203" calcext:value-type="float">
            <text:p>0.0521255317203</text:p>
          </table:table-cell>
          <table:table-cell table:formula="of:=[$Sheet1.C3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1]*[$Sheet1.$B$1]" office:value-type="float" office:value="0.066196865441" calcext:value-type="float">
            <text:p>0.066196865441</text:p>
          </table:table-cell>
          <table:table-cell table:formula="of:=[$Sheet1.B31]*[$Sheet1.$B$1]" office:value-type="float" office:value="0.054236628677" calcext:value-type="float">
            <text:p>0.054236628677</text:p>
          </table:table-cell>
          <table:table-cell table:formula="of:=[$Sheet1.C3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2]*[$Sheet1.$B$1]" office:value-type="float" office:value="0.0716153130877" calcext:value-type="float">
            <text:p>0.0716153130877</text:p>
          </table:table-cell>
          <table:table-cell table:formula="of:=[$Sheet1.B32]*[$Sheet1.$B$1]" office:value-type="float" office:value="0.0563366865693" calcext:value-type="float">
            <text:p>0.0563366865693</text:p>
          </table:table-cell>
          <table:table-cell table:formula="of:=[$Sheet1.C3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3]*[$Sheet1.$B$1]" office:value-type="float" office:value="0.0772495140307" calcext:value-type="float">
            <text:p>0.0772495140307</text:p>
          </table:table-cell>
          <table:table-cell table:formula="of:=[$Sheet1.B33]*[$Sheet1.$B$1]" office:value-type="float" office:value="0.0584230287077" calcext:value-type="float">
            <text:p>0.0584230287077</text:p>
          </table:table-cell>
          <table:table-cell table:formula="of:=[$Sheet1.C3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4]*[$Sheet1.$B$1]" office:value-type="float" office:value="0.0830997253186" calcext:value-type="float">
            <text:p>0.0830997253186</text:p>
          </table:table-cell>
          <table:table-cell table:formula="of:=[$Sheet1.B34]*[$Sheet1.$B$1]" office:value-type="float" office:value="0.0604929011706" calcext:value-type="float">
            <text:p>0.0604929011706</text:p>
          </table:table-cell>
          <table:table-cell table:formula="of:=[$Sheet1.C3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5]*[$Sheet1.$B$1]" office:value-type="float" office:value="0.089166175395" calcext:value-type="float">
            <text:p>0.089166175395</text:p>
          </table:table-cell>
          <table:table-cell table:formula="of:=[$Sheet1.B35]*[$Sheet1.$B$1]" office:value-type="float" office:value="0.0625434752556" calcext:value-type="float">
            <text:p>0.0625434752556</text:p>
          </table:table-cell>
          <table:table-cell table:formula="of:=[$Sheet1.C3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6]*[$Sheet1.$B$1]" office:value-type="float" office:value="0.0954490624504" calcext:value-type="float">
            <text:p>0.0954490624504</text:p>
          </table:table-cell>
          <table:table-cell table:formula="of:=[$Sheet1.B36]*[$Sheet1.$B$1]" office:value-type="float" office:value="0.0645718499835" calcext:value-type="float">
            <text:p>0.0645718499835</text:p>
          </table:table-cell>
          <table:table-cell table:formula="of:=[$Sheet1.C3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7]*[$Sheet1.$B$1]" office:value-type="float" office:value="0.101948552792" calcext:value-type="float">
            <text:p>0.101948552792</text:p>
          </table:table-cell>
          <table:table-cell table:formula="of:=[$Sheet1.B37]*[$Sheet1.$B$1]" office:value-type="float" office:value="0.0665750546513" calcext:value-type="float">
            <text:p>0.0665750546513</text:p>
          </table:table-cell>
          <table:table-cell table:formula="of:=[$Sheet1.C3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8]*[$Sheet1.$B$1]" office:value-type="float" office:value="0.108664779239" calcext:value-type="float">
            <text:p>0.108664779239</text:p>
          </table:table-cell>
          <table:table-cell table:formula="of:=[$Sheet1.B38]*[$Sheet1.$B$1]" office:value-type="float" office:value="0.0685500514273" calcext:value-type="float">
            <text:p>0.0685500514273</text:p>
          </table:table-cell>
          <table:table-cell table:formula="of:=[$Sheet1.C3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39]*[$Sheet1.$B$1]" office:value-type="float" office:value="0.115597839558" calcext:value-type="float">
            <text:p>0.115597839558</text:p>
          </table:table-cell>
          <table:table-cell table:formula="of:=[$Sheet1.B39]*[$Sheet1.$B$1]" office:value-type="float" office:value="0.070493737984" calcext:value-type="float">
            <text:p>0.070493737984</text:p>
          </table:table-cell>
          <table:table-cell table:formula="of:=[$Sheet1.C3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0]*[$Sheet1.$B$1]" office:value-type="float" office:value="0.12274779493" calcext:value-type="float">
            <text:p>0.12274779493</text:p>
          </table:table-cell>
          <table:table-cell table:formula="of:=[$Sheet1.B40]*[$Sheet1.$B$1]" office:value-type="float" office:value="0.0724029501617" calcext:value-type="float">
            <text:p>0.0724029501617</text:p>
          </table:table-cell>
          <table:table-cell table:formula="of:=[$Sheet1.C4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1]*[$Sheet1.$B$1]" office:value-type="float" office:value="0.130114668476" calcext:value-type="float">
            <text:p>0.130114668476</text:p>
          </table:table-cell>
          <table:table-cell table:formula="of:=[$Sheet1.B41]*[$Sheet1.$B$1]" office:value-type="float" office:value="0.0742744646559" calcext:value-type="float">
            <text:p>0.0742744646559</text:p>
          </table:table-cell>
          <table:table-cell table:formula="of:=[$Sheet1.C4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2]*[$Sheet1.$B$1]" office:value-type="float" office:value="0.137698443828" calcext:value-type="float">
            <text:p>0.137698443828</text:p>
          </table:table-cell>
          <table:table-cell table:formula="of:=[$Sheet1.B42]*[$Sheet1.$B$1]" office:value-type="float" office:value="0.0761050017229" calcext:value-type="float">
            <text:p>0.0761050017229</text:p>
          </table:table-cell>
          <table:table-cell table:formula="of:=[$Sheet1.C4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3]*[$Sheet1.$B$1]" office:value-type="float" office:value="0.145499063773" calcext:value-type="float">
            <text:p>0.145499063773</text:p>
          </table:table-cell>
          <table:table-cell table:formula="of:=[$Sheet1.B43]*[$Sheet1.$B$1]" office:value-type="float" office:value="0.0778912278949" calcext:value-type="float">
            <text:p>0.0778912278949</text:p>
          </table:table-cell>
          <table:table-cell table:formula="of:=[$Sheet1.C4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4]*[$Sheet1.$B$1]" office:value-type="float" office:value="0.153516428956" calcext:value-type="float">
            <text:p>0.153516428956</text:p>
          </table:table-cell>
          <table:table-cell table:formula="of:=[$Sheet1.B44]*[$Sheet1.$B$1]" office:value-type="float" office:value="0.0796297586977" calcext:value-type="float">
            <text:p>0.0796297586977</text:p>
          </table:table-cell>
          <table:table-cell table:formula="of:=[$Sheet1.C4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5]*[$Sheet1.$B$1]" office:value-type="float" office:value="0.16175039667" calcext:value-type="float">
            <text:p>0.16175039667</text:p>
          </table:table-cell>
          <table:table-cell table:formula="of:=[$Sheet1.B45]*[$Sheet1.$B$1]" office:value-type="float" office:value="0.081317161362" calcext:value-type="float">
            <text:p>0.081317161362</text:p>
          </table:table-cell>
          <table:table-cell table:formula="of:=[$Sheet1.C4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6]*[$Sheet1.$B$1]" office:value-type="float" office:value="0.170200779717" calcext:value-type="float">
            <text:p>0.170200779717</text:p>
          </table:table-cell>
          <table:table-cell table:formula="of:=[$Sheet1.B46]*[$Sheet1.$B$1]" office:value-type="float" office:value="0.0829499575201" calcext:value-type="float">
            <text:p>0.0829499575201</text:p>
          </table:table-cell>
          <table:table-cell table:formula="of:=[$Sheet1.C4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7]*[$Sheet1.$B$1]" office:value-type="float" office:value="0.178867345368" calcext:value-type="float">
            <text:p>0.178867345368</text:p>
          </table:table-cell>
          <table:table-cell table:formula="of:=[$Sheet1.B47]*[$Sheet1.$B$1]" office:value-type="float" office:value="0.0845246258782" calcext:value-type="float">
            <text:p>0.0845246258782</text:p>
          </table:table-cell>
          <table:table-cell table:formula="of:=[$Sheet1.C4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8]*[$Sheet1.$B$1]" office:value-type="float" office:value="0.187749814411" calcext:value-type="float">
            <text:p>0.187749814411</text:p>
          </table:table-cell>
          <table:table-cell table:formula="of:=[$Sheet1.B48]*[$Sheet1.$B$1]" office:value-type="float" office:value="0.0860376048556" calcext:value-type="float">
            <text:p>0.0860376048556</text:p>
          </table:table-cell>
          <table:table-cell table:formula="of:=[$Sheet1.C4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49]*[$Sheet1.$B$1]" office:value-type="float" office:value="0.196847860304" calcext:value-type="float">
            <text:p>0.196847860304</text:p>
          </table:table-cell>
          <table:table-cell table:formula="of:=[$Sheet1.B49]*[$Sheet1.$B$1]" office:value-type="float" office:value="0.0874852951791" calcext:value-type="float">
            <text:p>0.0874852951791</text:p>
          </table:table-cell>
          <table:table-cell table:formula="of:=[$Sheet1.C4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0]*[$Sheet1.$B$1]" office:value-type="float" office:value="0.206161108432" calcext:value-type="float">
            <text:p>0.206161108432</text:p>
          </table:table-cell>
          <table:table-cell table:formula="of:=[$Sheet1.B50]*[$Sheet1.$B$1]" office:value-type="float" office:value="0.088864062423" calcext:value-type="float">
            <text:p>0.088864062423</text:p>
          </table:table-cell>
          <table:table-cell table:formula="of:=[$Sheet1.C5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1]*[$Sheet1.$B$1]" office:value-type="float" office:value="0.21568913547" calcext:value-type="float">
            <text:p>0.21568913547</text:p>
          </table:table-cell>
          <table:table-cell table:formula="of:=[$Sheet1.B51]*[$Sheet1.$B$1]" office:value-type="float" office:value="0.0901702394828" calcext:value-type="float">
            <text:p>0.0901702394828</text:p>
          </table:table-cell>
          <table:table-cell table:formula="of:=[$Sheet1.C5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2]*[$Sheet1.$B$1]" office:value-type="float" office:value="0.225431468871" calcext:value-type="float">
            <text:p>0.225431468871</text:p>
          </table:table-cell>
          <table:table-cell table:formula="of:=[$Sheet1.B52]*[$Sheet1.$B$1]" office:value-type="float" office:value="0.0914001289715" calcext:value-type="float">
            <text:p>0.0914001289715</text:p>
          </table:table-cell>
          <table:table-cell table:formula="of:=[$Sheet1.C5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3]*[$Sheet1.$B$1]" office:value-type="float" office:value="0.235387586458" calcext:value-type="float">
            <text:p>0.235387586458</text:p>
          </table:table-cell>
          <table:table-cell table:formula="of:=[$Sheet1.B53]*[$Sheet1.$B$1]" office:value-type="float" office:value="0.0925500055245" calcext:value-type="float">
            <text:p>0.0925500055245</text:p>
          </table:table-cell>
          <table:table-cell table:formula="of:=[$Sheet1.C5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4]*[$Sheet1.$B$1]" office:value-type="float" office:value="0.24555691615" calcext:value-type="float">
            <text:p>0.24555691615</text:p>
          </table:table-cell>
          <table:table-cell table:formula="of:=[$Sheet1.B54]*[$Sheet1.$B$1]" office:value-type="float" office:value="0.0936161180022" calcext:value-type="float">
            <text:p>0.0936161180022</text:p>
          </table:table-cell>
          <table:table-cell table:formula="of:=[$Sheet1.C5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5]*[$Sheet1.$B$1]" office:value-type="float" office:value="0.255938835799" calcext:value-type="float">
            <text:p>0.255938835799</text:p>
          </table:table-cell>
          <table:table-cell table:formula="of:=[$Sheet1.B55]*[$Sheet1.$B$1]" office:value-type="float" office:value="0.0945946915758" calcext:value-type="float">
            <text:p>0.0945946915758</text:p>
          </table:table-cell>
          <table:table-cell table:formula="of:=[$Sheet1.C5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6]*[$Sheet1.$B$1]" office:value-type="float" office:value="0.266532673165" calcext:value-type="float">
            <text:p>0.266532673165</text:p>
          </table:table-cell>
          <table:table-cell table:formula="of:=[$Sheet1.B56]*[$Sheet1.$B$1]" office:value-type="float" office:value="0.0954819296818" calcext:value-type="float">
            <text:p>0.0954819296818</text:p>
          </table:table-cell>
          <table:table-cell table:formula="of:=[$Sheet1.C5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7]*[$Sheet1.$B$1]" office:value-type="float" office:value="0.277337705998" calcext:value-type="float">
            <text:p>0.277337705998</text:p>
          </table:table-cell>
          <table:table-cell table:formula="of:=[$Sheet1.B57]*[$Sheet1.$B$1]" office:value-type="float" office:value="0.096274015832" calcext:value-type="float">
            <text:p>0.096274015832</text:p>
          </table:table-cell>
          <table:table-cell table:formula="of:=[$Sheet1.C5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8]*[$Sheet1.$B$1]" office:value-type="float" office:value="0.288353162265" calcext:value-type="float">
            <text:p>0.288353162265</text:p>
          </table:table-cell>
          <table:table-cell table:formula="of:=[$Sheet1.B58]*[$Sheet1.$B$1]" office:value-type="float" office:value="0.0969671152624" calcext:value-type="float">
            <text:p>0.0969671152624</text:p>
          </table:table-cell>
          <table:table-cell table:formula="of:=[$Sheet1.C5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59]*[$Sheet1.$B$1]" office:value-type="float" office:value="0.299578220478" calcext:value-type="float">
            <text:p>0.299578220478</text:p>
          </table:table-cell>
          <table:table-cell table:formula="of:=[$Sheet1.B59]*[$Sheet1.$B$1]" office:value-type="float" office:value="0.0975573764076" calcext:value-type="float">
            <text:p>0.0975573764076</text:p>
          </table:table-cell>
          <table:table-cell table:formula="of:=[$Sheet1.C5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0]*[$Sheet1.$B$1]" office:value-type="float" office:value="0.311012010162" calcext:value-type="float">
            <text:p>0.311012010162</text:p>
          </table:table-cell>
          <table:table-cell table:formula="of:=[$Sheet1.B60]*[$Sheet1.$B$1]" office:value-type="float" office:value="0.0980409321814" calcext:value-type="float">
            <text:p>0.0980409321814</text:p>
          </table:table-cell>
          <table:table-cell table:formula="of:=[$Sheet1.C6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1]*[$Sheet1.$B$1]" office:value-type="float" office:value="0.322653612422" calcext:value-type="float">
            <text:p>0.322653612422</text:p>
          </table:table-cell>
          <table:table-cell table:formula="of:=[$Sheet1.B61]*[$Sheet1.$B$1]" office:value-type="float" office:value="0.0984139010513" calcext:value-type="float">
            <text:p>0.0984139010513</text:p>
          </table:table-cell>
          <table:table-cell table:formula="of:=[$Sheet1.C6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2]*[$Sheet1.$B$1]" office:value-type="float" office:value="0.334502060633" calcext:value-type="float">
            <text:p>0.334502060633</text:p>
          </table:table-cell>
          <table:table-cell table:formula="of:=[$Sheet1.B62]*[$Sheet1.$B$1]" office:value-type="float" office:value="0.0986723878859" calcext:value-type="float">
            <text:p>0.0986723878859</text:p>
          </table:table-cell>
          <table:table-cell table:formula="of:=[$Sheet1.C6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3]*[$Sheet1.$B$1]" office:value-type="float" office:value="0.346556341231" calcext:value-type="float">
            <text:p>0.346556341231</text:p>
          </table:table-cell>
          <table:table-cell table:formula="of:=[$Sheet1.B63]*[$Sheet1.$B$1]" office:value-type="float" office:value="0.098812484561" calcext:value-type="float">
            <text:p>0.098812484561</text:p>
          </table:table-cell>
          <table:table-cell table:formula="of:=[$Sheet1.C6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4]*[$Sheet1.$B$1]" office:value-type="float" office:value="0.358815394594" calcext:value-type="float">
            <text:p>0.358815394594</text:p>
          </table:table-cell>
          <table:table-cell table:formula="of:=[$Sheet1.B64]*[$Sheet1.$B$1]" office:value-type="float" office:value="0.0988302703047" calcext:value-type="float">
            <text:p>0.0988302703047</text:p>
          </table:table-cell>
          <table:table-cell table:formula="of:=[$Sheet1.C6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5]*[$Sheet1.$B$1]" office:value-type="float" office:value="0.371278116021" calcext:value-type="float">
            <text:p>0.371278116021</text:p>
          </table:table-cell>
          <table:table-cell table:formula="of:=[$Sheet1.B65]*[$Sheet1.$B$1]" office:value-type="float" office:value="0.0987218117654" calcext:value-type="float">
            <text:p>0.0987218117654</text:p>
          </table:table-cell>
          <table:table-cell table:formula="of:=[$Sheet1.C6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6]*[$Sheet1.$B$1]" office:value-type="float" office:value="0.383943356778" calcext:value-type="float">
            <text:p>0.383943356778</text:p>
          </table:table-cell>
          <table:table-cell table:formula="of:=[$Sheet1.B66]*[$Sheet1.$B$1]" office:value-type="float" office:value="0.0984831627825" calcext:value-type="float">
            <text:p>0.0984831627825</text:p>
          </table:table-cell>
          <table:table-cell table:formula="of:=[$Sheet1.C6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7]*[$Sheet1.$B$1]" office:value-type="float" office:value="0.396809925212" calcext:value-type="float">
            <text:p>0.396809925212</text:p>
          </table:table-cell>
          <table:table-cell table:formula="of:=[$Sheet1.B67]*[$Sheet1.$B$1]" office:value-type="float" office:value="0.0981103638431" calcext:value-type="float">
            <text:p>0.0981103638431</text:p>
          </table:table-cell>
          <table:table-cell table:formula="of:=[$Sheet1.C6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8]*[$Sheet1.$B$1]" office:value-type="float" office:value="0.409722929096" calcext:value-type="float">
            <text:p>0.409722929096</text:p>
          </table:table-cell>
          <table:table-cell table:formula="of:=[$Sheet1.B68]*[$Sheet1.$B$1]" office:value-type="float" office:value="0.0976127738886" calcext:value-type="float">
            <text:p>0.0976127738886</text:p>
          </table:table-cell>
          <table:table-cell table:formula="of:=[$Sheet1.C6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69]*[$Sheet1.$B$1]" office:value-type="float" office:value="0.422785379331" calcext:value-type="float">
            <text:p>0.422785379331</text:p>
          </table:table-cell>
          <table:table-cell table:formula="of:=[$Sheet1.B69]*[$Sheet1.$B$1]" office:value-type="float" office:value="0.097019616262" calcext:value-type="float">
            <text:p>0.097019616262</text:p>
          </table:table-cell>
          <table:table-cell table:formula="of:=[$Sheet1.C6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0]*[$Sheet1.$B$1]" office:value-type="float" office:value="0.436046750477" calcext:value-type="float">
            <text:p>0.436046750477</text:p>
          </table:table-cell>
          <table:table-cell table:formula="of:=[$Sheet1.B70]*[$Sheet1.$B$1]" office:value-type="float" office:value="0.0963304504231" calcext:value-type="float">
            <text:p>0.0963304504231</text:p>
          </table:table-cell>
          <table:table-cell table:formula="of:=[$Sheet1.C7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1]*[$Sheet1.$B$1]" office:value-type="float" office:value="0.449506459259" calcext:value-type="float">
            <text:p>0.449506459259</text:p>
          </table:table-cell>
          <table:table-cell table:formula="of:=[$Sheet1.B71]*[$Sheet1.$B$1]" office:value-type="float" office:value="0.0955434442871" calcext:value-type="float">
            <text:p>0.0955434442871</text:p>
          </table:table-cell>
          <table:table-cell table:formula="of:=[$Sheet1.C7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2]*[$Sheet1.$B$1]" office:value-type="float" office:value="0.463163906368" calcext:value-type="float">
            <text:p>0.463163906368</text:p>
          </table:table-cell>
          <table:table-cell table:formula="of:=[$Sheet1.B72]*[$Sheet1.$B$1]" office:value-type="float" office:value="0.0946567615158" calcext:value-type="float">
            <text:p>0.0946567615158</text:p>
          </table:table-cell>
          <table:table-cell table:formula="of:=[$Sheet1.C7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3]*[$Sheet1.$B$1]" office:value-type="float" office:value="0.477018476697" calcext:value-type="float">
            <text:p>0.477018476697</text:p>
          </table:table-cell>
          <table:table-cell table:formula="of:=[$Sheet1.B73]*[$Sheet1.$B$1]" office:value-type="float" office:value="0.093668557648" calcext:value-type="float">
            <text:p>0.093668557648</text:p>
          </table:table-cell>
          <table:table-cell table:formula="of:=[$Sheet1.C7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4]*[$Sheet1.$B$1]" office:value-type="float" office:value="0.491069539516" calcext:value-type="float">
            <text:p>0.491069539516</text:p>
          </table:table-cell>
          <table:table-cell table:formula="of:=[$Sheet1.B74]*[$Sheet1.$B$1]" office:value-type="float" office:value="0.0925769757926" calcext:value-type="float">
            <text:p>0.0925769757926</text:p>
          </table:table-cell>
          <table:table-cell table:formula="of:=[$Sheet1.C7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5]*[$Sheet1.$B$1]" office:value-type="float" office:value="0.505316448564" calcext:value-type="float">
            <text:p>0.505316448564</text:p>
          </table:table-cell>
          <table:table-cell table:formula="of:=[$Sheet1.B75]*[$Sheet1.$B$1]" office:value-type="float" office:value="0.0913801418703" calcext:value-type="float">
            <text:p>0.0913801418703</text:p>
          </table:table-cell>
          <table:table-cell table:formula="of:=[$Sheet1.C7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6]*[$Sheet1.$B$1]" office:value-type="float" office:value="0.519758542048" calcext:value-type="float">
            <text:p>0.519758542048</text:p>
          </table:table-cell>
          <table:table-cell table:formula="of:=[$Sheet1.B76]*[$Sheet1.$B$1]" office:value-type="float" office:value="0.090076159386" calcext:value-type="float">
            <text:p>0.090076159386</text:p>
          </table:table-cell>
          <table:table-cell table:formula="of:=[$Sheet1.C7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7]*[$Sheet1.$B$1]" office:value-type="float" office:value="0.534395142534" calcext:value-type="float">
            <text:p>0.534395142534</text:p>
          </table:table-cell>
          <table:table-cell table:formula="of:=[$Sheet1.B77]*[$Sheet1.$B$1]" office:value-type="float" office:value="0.0886631037163" calcext:value-type="float">
            <text:p>0.0886631037163</text:p>
          </table:table-cell>
          <table:table-cell table:formula="of:=[$Sheet1.C7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8]*[$Sheet1.$B$1]" office:value-type="float" office:value="0.549225556713" calcext:value-type="float">
            <text:p>0.549225556713</text:p>
          </table:table-cell>
          <table:table-cell table:formula="of:=[$Sheet1.B78]*[$Sheet1.$B$1]" office:value-type="float" office:value="0.0871390158958" calcext:value-type="float">
            <text:p>0.0871390158958</text:p>
          </table:table-cell>
          <table:table-cell table:formula="of:=[$Sheet1.C7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79]*[$Sheet1.$B$1]" office:value-type="float" office:value="0.564249075021" calcext:value-type="float">
            <text:p>0.564249075021</text:p>
          </table:table-cell>
          <table:table-cell table:formula="of:=[$Sheet1.B79]*[$Sheet1.$B$1]" office:value-type="float" office:value="0.0855018958861" calcext:value-type="float">
            <text:p>0.0855018958861</text:p>
          </table:table-cell>
          <table:table-cell table:formula="of:=[$Sheet1.C7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0]*[$Sheet1.$B$1]" office:value-type="float" office:value="0.5794649711" calcext:value-type="float">
            <text:p>0.5794649711</text:p>
          </table:table-cell>
          <table:table-cell table:formula="of:=[$Sheet1.B80]*[$Sheet1.$B$1]" office:value-type="float" office:value="0.0837496953114" calcext:value-type="float">
            <text:p>0.0837496953114</text:p>
          </table:table-cell>
          <table:table-cell table:formula="of:=[$Sheet1.C8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1]*[$Sheet1.$B$1]" office:value-type="float" office:value="0.594872501078" calcext:value-type="float">
            <text:p>0.594872501078</text:p>
          </table:table-cell>
          <table:table-cell table:formula="of:=[$Sheet1.B81]*[$Sheet1.$B$1]" office:value-type="float" office:value="0.0818803096445" calcext:value-type="float">
            <text:p>0.0818803096445</text:p>
          </table:table-cell>
          <table:table-cell table:formula="of:=[$Sheet1.C8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2]*[$Sheet1.$B$1]" office:value-type="float" office:value="0.610470902644" calcext:value-type="float">
            <text:p>0.610470902644</text:p>
          </table:table-cell>
          <table:table-cell table:formula="of:=[$Sheet1.B82]*[$Sheet1.$B$1]" office:value-type="float" office:value="0.0798915698272" calcext:value-type="float">
            <text:p>0.0798915698272</text:p>
          </table:table-cell>
          <table:table-cell table:formula="of:=[$Sheet1.C8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3]*[$Sheet1.$B$1]" office:value-type="float" office:value="0.626259393901" calcext:value-type="float">
            <text:p>0.626259393901</text:p>
          </table:table-cell>
          <table:table-cell table:formula="of:=[$Sheet1.B83]*[$Sheet1.$B$1]" office:value-type="float" office:value="0.0777812333106" calcext:value-type="float">
            <text:p>0.0777812333106</text:p>
          </table:table-cell>
          <table:table-cell table:formula="of:=[$Sheet1.C8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4]*[$Sheet1.$B$1]" office:value-type="float" office:value="0.642237171973" calcext:value-type="float">
            <text:p>0.642237171973</text:p>
          </table:table-cell>
          <table:table-cell table:formula="of:=[$Sheet1.B84]*[$Sheet1.$B$1]" office:value-type="float" office:value="0.0755469744983" calcext:value-type="float">
            <text:p>0.0755469744983</text:p>
          </table:table-cell>
          <table:table-cell table:formula="of:=[$Sheet1.C8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5]*[$Sheet1.$B$1]" office:value-type="float" office:value="0.658403411339" calcext:value-type="float">
            <text:p>0.658403411339</text:p>
          </table:table-cell>
          <table:table-cell table:formula="of:=[$Sheet1.B85]*[$Sheet1.$B$1]" office:value-type="float" office:value="0.0731863745774" calcext:value-type="float">
            <text:p>0.0731863745774</text:p>
          </table:table-cell>
          <table:table-cell table:formula="of:=[$Sheet1.C8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6]*[$Sheet1.$B$1]" office:value-type="float" office:value="0.674757261871" calcext:value-type="float">
            <text:p>0.674757261871</text:p>
          </table:table-cell>
          <table:table-cell table:formula="of:=[$Sheet1.B86]*[$Sheet1.$B$1]" office:value-type="float" office:value="0.0706969107242" calcext:value-type="float">
            <text:p>0.0706969107242</text:p>
          </table:table-cell>
          <table:table-cell table:formula="of:=[$Sheet1.C8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7]*[$Sheet1.$B$1]" office:value-type="float" office:value="0.691297846546" calcext:value-type="float">
            <text:p>0.691297846546</text:p>
          </table:table-cell>
          <table:table-cell table:formula="of:=[$Sheet1.B87]*[$Sheet1.$B$1]" office:value-type="float" office:value="0.0680759446671" calcext:value-type="float">
            <text:p>0.0680759446671</text:p>
          </table:table-cell>
          <table:table-cell table:formula="of:=[$Sheet1.C8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8]*[$Sheet1.$B$1]" office:value-type="float" office:value="0.708024258816" calcext:value-type="float">
            <text:p>0.708024258816</text:p>
          </table:table-cell>
          <table:table-cell table:formula="of:=[$Sheet1.B88]*[$Sheet1.$B$1]" office:value-type="float" office:value="0.0653207105952" calcext:value-type="float">
            <text:p>0.0653207105952</text:p>
          </table:table-cell>
          <table:table-cell table:formula="of:=[$Sheet1.C8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89]*[$Sheet1.$B$1]" office:value-type="float" office:value="0.724935559588" calcext:value-type="float">
            <text:p>0.724935559588</text:p>
          </table:table-cell>
          <table:table-cell table:formula="of:=[$Sheet1.B89]*[$Sheet1.$B$1]" office:value-type="float" office:value="0.062428302396" calcext:value-type="float">
            <text:p>0.062428302396</text:p>
          </table:table-cell>
          <table:table-cell table:formula="of:=[$Sheet1.C8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0]*[$Sheet1.$B$1]" office:value-type="float" office:value="0.742030773803" calcext:value-type="float">
            <text:p>0.742030773803</text:p>
          </table:table-cell>
          <table:table-cell table:formula="of:=[$Sheet1.B90]*[$Sheet1.$B$1]" office:value-type="float" office:value="0.0593956602113" calcext:value-type="float">
            <text:p>0.0593956602113</text:p>
          </table:table-cell>
          <table:table-cell table:formula="of:=[$Sheet1.C9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1]*[$Sheet1.$B$1]" office:value-type="float" office:value="0.759308886563" calcext:value-type="float">
            <text:p>0.759308886563</text:p>
          </table:table-cell>
          <table:table-cell table:formula="of:=[$Sheet1.B91]*[$Sheet1.$B$1]" office:value-type="float" office:value="0.0562195562963" calcext:value-type="float">
            <text:p>0.0562195562963</text:p>
          </table:table-cell>
          <table:table-cell table:formula="of:=[$Sheet1.C9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2]*[$Sheet1.$B$1]" office:value-type="float" office:value="0.776768838798" calcext:value-type="float">
            <text:p>0.776768838798</text:p>
          </table:table-cell>
          <table:table-cell table:formula="of:=[$Sheet1.B92]*[$Sheet1.$B$1]" office:value-type="float" office:value="0.0528965801702" calcext:value-type="float">
            <text:p>0.0528965801702</text:p>
          </table:table-cell>
          <table:table-cell table:formula="of:=[$Sheet1.C9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3]*[$Sheet1.$B$1]" office:value-type="float" office:value="0.794409522417" calcext:value-type="float">
            <text:p>0.794409522417</text:p>
          </table:table-cell>
          <table:table-cell table:formula="of:=[$Sheet1.B93]*[$Sheet1.$B$1]" office:value-type="float" office:value="0.0494231230462" calcext:value-type="float">
            <text:p>0.0494231230462</text:p>
          </table:table-cell>
          <table:table-cell table:formula="of:=[$Sheet1.C9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4]*[$Sheet1.$B$1]" office:value-type="float" office:value="0.812229774915" calcext:value-type="float">
            <text:p>0.812229774915</text:p>
          </table:table-cell>
          <table:table-cell table:formula="of:=[$Sheet1.B94]*[$Sheet1.$B$1]" office:value-type="float" office:value="0.0457953615302" calcext:value-type="float">
            <text:p>0.0457953615302</text:p>
          </table:table-cell>
          <table:table-cell table:formula="of:=[$Sheet1.C9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5]*[$Sheet1.$B$1]" office:value-type="float" office:value="0.830228373409" calcext:value-type="float">
            <text:p>0.830228373409</text:p>
          </table:table-cell>
          <table:table-cell table:formula="of:=[$Sheet1.B95]*[$Sheet1.$B$1]" office:value-type="float" office:value="0.0420092405753" calcext:value-type="float">
            <text:p>0.0420092405753</text:p>
          </table:table-cell>
          <table:table-cell table:formula="of:=[$Sheet1.C9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6]*[$Sheet1.$B$1]" office:value-type="float" office:value="0.848404028052" calcext:value-type="float">
            <text:p>0.848404028052</text:p>
          </table:table-cell>
          <table:table-cell table:formula="of:=[$Sheet1.B96]*[$Sheet1.$B$1]" office:value-type="float" office:value="0.0380604556856" calcext:value-type="float">
            <text:p>0.0380604556856</text:p>
          </table:table-cell>
          <table:table-cell table:formula="of:=[$Sheet1.C9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7]*[$Sheet1.$B$1]" office:value-type="float" office:value="0.866755374796" calcext:value-type="float">
            <text:p>0.866755374796</text:p>
          </table:table-cell>
          <table:table-cell table:formula="of:=[$Sheet1.B97]*[$Sheet1.$B$1]" office:value-type="float" office:value="0.0339444343557" calcext:value-type="float">
            <text:p>0.0339444343557</text:p>
          </table:table-cell>
          <table:table-cell table:formula="of:=[$Sheet1.C9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8]*[$Sheet1.$B$1]" office:value-type="float" office:value="0.885280967458" calcext:value-type="float">
            <text:p>0.885280967458</text:p>
          </table:table-cell>
          <table:table-cell table:formula="of:=[$Sheet1.B98]*[$Sheet1.$B$1]" office:value-type="float" office:value="0.0296563167412" calcext:value-type="float">
            <text:p>0.0296563167412</text:p>
          </table:table-cell>
          <table:table-cell table:formula="of:=[$Sheet1.C9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99]*[$Sheet1.$B$1]" office:value-type="float" office:value="0.903979269053" calcext:value-type="float">
            <text:p>0.903979269053</text:p>
          </table:table-cell>
          <table:table-cell table:formula="of:=[$Sheet1.B99]*[$Sheet1.$B$1]" office:value-type="float" office:value="0.0251909355496" calcext:value-type="float">
            <text:p>0.0251909355496</text:p>
          </table:table-cell>
          <table:table-cell table:formula="of:=[$Sheet1.C9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0]*[$Sheet1.$B$1]" office:value-type="float" office:value="0.922848642351" calcext:value-type="float">
            <text:p>0.922848642351</text:p>
          </table:table-cell>
          <table:table-cell table:formula="of:=[$Sheet1.B100]*[$Sheet1.$B$1]" office:value-type="float" office:value="0.0205427951464" calcext:value-type="float">
            <text:p>0.0205427951464</text:p>
          </table:table-cell>
          <table:table-cell table:formula="of:=[$Sheet1.C10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1]*[$Sheet1.$B$1]" office:value-type="float" office:value="0.941887339612" calcext:value-type="float">
            <text:p>0.941887339612</text:p>
          </table:table-cell>
          <table:table-cell table:formula="of:=[$Sheet1.B101]*[$Sheet1.$B$1]" office:value-type="float" office:value="0.0157060498688" calcext:value-type="float">
            <text:p>0.0157060498688</text:p>
          </table:table-cell>
          <table:table-cell table:formula="of:=[$Sheet1.C10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2]*[$Sheet1.$B$1]" office:value-type="float" office:value="0.961093491456" calcext:value-type="float">
            <text:p>0.961093491456</text:p>
          </table:table-cell>
          <table:table-cell table:formula="of:=[$Sheet1.B102]*[$Sheet1.$B$1]" office:value-type="float" office:value="0.0106744815436" calcext:value-type="float">
            <text:p>0.0106744815436</text:p>
          </table:table-cell>
          <table:table-cell table:formula="of:=[$Sheet1.C10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3]*[$Sheet1.$B$1]" office:value-type="float" office:value="0.980465094827" calcext:value-type="float">
            <text:p>0.980465094827</text:p>
          </table:table-cell>
          <table:table-cell table:formula="of:=[$Sheet1.B103]*[$Sheet1.$B$1]" office:value-type="float" office:value="0.00544147620362" calcext:value-type="float">
            <text:p>0.00544147620362</text:p>
          </table:table-cell>
          <table:table-cell table:formula="of:=[$Sheet1.C10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4]*[$Sheet1.$B$1]" office:value-type="float" office:value="1" calcext:value-type="float">
            <text:p>1</text:p>
          </table:table-cell>
          <table:table-cell table:formula="of:=[$Sheet1.B104]*[$Sheet1.$B$1]" office:value-type="float" office:value="-1.65072605698E-017" calcext:value-type="float">
            <text:p>-1.65072605698E-17</text:p>
          </table:table-cell>
          <table:table-cell table:formula="of:=[$Sheet1.C10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5]*[$Sheet1.$B$1]" office:value-type="float" office:value="0.000447794605679" calcext:value-type="float">
            <text:p>0.000447794605679</text:p>
          </table:table-cell>
          <table:table-cell table:formula="of:=[$Sheet1.B105]*[$Sheet1.$B$1]" office:value-type="float" office:value="-0.00171941038037" calcext:value-type="float">
            <text:p>-0.00171941038037</text:p>
          </table:table-cell>
          <table:table-cell table:formula="of:=[$Sheet1.C10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6]*[$Sheet1.$B$1]" office:value-type="float" office:value="0.00109211921863" calcext:value-type="float">
            <text:p>0.00109211921863</text:p>
          </table:table-cell>
          <table:table-cell table:formula="of:=[$Sheet1.B106]*[$Sheet1.$B$1]" office:value-type="float" office:value="-0.00338410015332" calcext:value-type="float">
            <text:p>-0.00338410015332</text:p>
          </table:table-cell>
          <table:table-cell table:formula="of:=[$Sheet1.C10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7]*[$Sheet1.$B$1]" office:value-type="float" office:value="0.00193246778171" calcext:value-type="float">
            <text:p>0.00193246778171</text:p>
          </table:table-cell>
          <table:table-cell table:formula="of:=[$Sheet1.B107]*[$Sheet1.$B$1]" office:value-type="float" office:value="-0.00499418286439" calcext:value-type="float">
            <text:p>-0.00499418286439</text:p>
          </table:table-cell>
          <table:table-cell table:formula="of:=[$Sheet1.C10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8]*[$Sheet1.$B$1]" office:value-type="float" office:value="0.00296833278702" calcext:value-type="float">
            <text:p>0.00296833278702</text:p>
          </table:table-cell>
          <table:table-cell table:formula="of:=[$Sheet1.B108]*[$Sheet1.$B$1]" office:value-type="float" office:value="-0.0065497804971" calcext:value-type="float">
            <text:p>-0.0065497804971</text:p>
          </table:table-cell>
          <table:table-cell table:formula="of:=[$Sheet1.C10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09]*[$Sheet1.$B$1]" office:value-type="float" office:value="0.00419920537937" calcext:value-type="float">
            <text:p>0.00419920537937</text:p>
          </table:table-cell>
          <table:table-cell table:formula="of:=[$Sheet1.B109]*[$Sheet1.$B$1]" office:value-type="float" office:value="-0.00805102352829" calcext:value-type="float">
            <text:p>-0.00805102352829</text:p>
          </table:table-cell>
          <table:table-cell table:formula="of:=[$Sheet1.C10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0]*[$Sheet1.$B$1]" office:value-type="float" office:value="0.00562457555885" calcext:value-type="float">
            <text:p>0.00562457555885</text:p>
          </table:table-cell>
          <table:table-cell table:formula="of:=[$Sheet1.B110]*[$Sheet1.$B$1]" office:value-type="float" office:value="-0.0094980510941" calcext:value-type="float">
            <text:p>-0.0094980510941</text:p>
          </table:table-cell>
          <table:table-cell table:formula="of:=[$Sheet1.C11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1]*[$Sheet1.$B$1]" office:value-type="float" office:value="0.00724393248169" calcext:value-type="float">
            <text:p>0.00724393248169</text:p>
          </table:table-cell>
          <table:table-cell table:formula="of:=[$Sheet1.B111]*[$Sheet1.$B$1]" office:value-type="float" office:value="-0.0108910112658" calcext:value-type="float">
            <text:p>-0.0108910112658</text:p>
          </table:table-cell>
          <table:table-cell table:formula="of:=[$Sheet1.C11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2]*[$Sheet1.$B$1]" office:value-type="float" office:value="0.00905676485844" calcext:value-type="float">
            <text:p>0.00905676485844</text:p>
          </table:table-cell>
          <table:table-cell table:formula="of:=[$Sheet1.B112]*[$Sheet1.$B$1]" office:value-type="float" office:value="-0.0122300614352" calcext:value-type="float">
            <text:p>-0.0122300614352</text:p>
          </table:table-cell>
          <table:table-cell table:formula="of:=[$Sheet1.C11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3]*[$Sheet1.$B$1]" office:value-type="float" office:value="0.011062561448" calcext:value-type="float">
            <text:p>0.011062561448</text:p>
          </table:table-cell>
          <table:table-cell table:formula="of:=[$Sheet1.B113]*[$Sheet1.$B$1]" office:value-type="float" office:value="-0.0135153688079" calcext:value-type="float">
            <text:p>-0.0135153688079</text:p>
          </table:table-cell>
          <table:table-cell table:formula="of:=[$Sheet1.C11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4]*[$Sheet1.$B$1]" office:value-type="float" office:value="0.013260811646" calcext:value-type="float">
            <text:p>0.013260811646</text:p>
          </table:table-cell>
          <table:table-cell table:formula="of:=[$Sheet1.B114]*[$Sheet1.$B$1]" office:value-type="float" office:value="-0.0147471110053" calcext:value-type="float">
            <text:p>-0.0147471110053</text:p>
          </table:table-cell>
          <table:table-cell table:formula="of:=[$Sheet1.C11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5]*[$Sheet1.$B$1]" office:value-type="float" office:value="0.0156510061652" calcext:value-type="float">
            <text:p>0.0156510061652</text:p>
          </table:table-cell>
          <table:table-cell table:formula="of:=[$Sheet1.B115]*[$Sheet1.$B$1]" office:value-type="float" office:value="-0.0159254767727" calcext:value-type="float">
            <text:p>-0.0159254767727</text:p>
          </table:table-cell>
          <table:table-cell table:formula="of:=[$Sheet1.C11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6]*[$Sheet1.$B$1]" office:value-type="float" office:value="0.0182326378057" calcext:value-type="float">
            <text:p>0.0182326378057</text:p>
          </table:table-cell>
          <table:table-cell table:formula="of:=[$Sheet1.B116]*[$Sheet1.$B$1]" office:value-type="float" office:value="-0.0170506667932" calcext:value-type="float">
            <text:p>-0.0170506667932</text:p>
          </table:table-cell>
          <table:table-cell table:formula="of:=[$Sheet1.C11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7]*[$Sheet1.$B$1]" office:value-type="float" office:value="0.021005202313" calcext:value-type="float">
            <text:p>0.021005202313</text:p>
          </table:table-cell>
          <table:table-cell table:formula="of:=[$Sheet1.B117]*[$Sheet1.$B$1]" office:value-type="float" office:value="-0.0181228946066" calcext:value-type="float">
            <text:p>-0.0181228946066</text:p>
          </table:table-cell>
          <table:table-cell table:formula="of:=[$Sheet1.C11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8]*[$Sheet1.$B$1]" office:value-type="float" office:value="0.0239681993195" calcext:value-type="float">
            <text:p>0.0239681993195</text:p>
          </table:table-cell>
          <table:table-cell table:formula="of:=[$Sheet1.B118]*[$Sheet1.$B$1]" office:value-type="float" office:value="-0.0191423876316" calcext:value-type="float">
            <text:p>-0.0191423876316</text:p>
          </table:table-cell>
          <table:table-cell table:formula="of:=[$Sheet1.C11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19]*[$Sheet1.$B$1]" office:value-type="float" office:value="0.0271211333678" calcext:value-type="float">
            <text:p>0.0271211333678</text:p>
          </table:table-cell>
          <table:table-cell table:formula="of:=[$Sheet1.B119]*[$Sheet1.$B$1]" office:value-type="float" office:value="-0.0201093882897" calcext:value-type="float">
            <text:p>-0.0201093882897</text:p>
          </table:table-cell>
          <table:table-cell table:formula="of:=[$Sheet1.C11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0]*[$Sheet1.$B$1]" office:value-type="float" office:value="0.0304635150111" calcext:value-type="float">
            <text:p>0.0304635150111</text:p>
          </table:table-cell>
          <table:table-cell table:formula="of:=[$Sheet1.B120]*[$Sheet1.$B$1]" office:value-type="float" office:value="-0.0210241552303" calcext:value-type="float">
            <text:p>-0.0210241552303</text:p>
          </table:table-cell>
          <table:table-cell table:formula="of:=[$Sheet1.C12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1]*[$Sheet1.$B$1]" office:value-type="float" office:value="0.0339948619878" calcext:value-type="float">
            <text:p>0.0339948619878</text:p>
          </table:table-cell>
          <table:table-cell table:formula="of:=[$Sheet1.B121]*[$Sheet1.$B$1]" office:value-type="float" office:value="-0.0218869646546" calcext:value-type="float">
            <text:p>-0.0218869646546</text:p>
          </table:table-cell>
          <table:table-cell table:formula="of:=[$Sheet1.C12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2]*[$Sheet1.$B$1]" office:value-type="float" office:value="0.0377147004652" calcext:value-type="float">
            <text:p>0.0377147004652</text:p>
          </table:table-cell>
          <table:table-cell table:formula="of:=[$Sheet1.B122]*[$Sheet1.$B$1]" office:value-type="float" office:value="-0.0226981117365" calcext:value-type="float">
            <text:p>-0.0226981117365</text:p>
          </table:table-cell>
          <table:table-cell table:formula="of:=[$Sheet1.C12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3]*[$Sheet1.$B$1]" office:value-type="float" office:value="0.0416225663489" calcext:value-type="float">
            <text:p>0.0416225663489</text:p>
          </table:table-cell>
          <table:table-cell table:formula="of:=[$Sheet1.B123]*[$Sheet1.$B$1]" office:value-type="float" office:value="-0.0234579121396" calcext:value-type="float">
            <text:p>-0.0234579121396</text:p>
          </table:table-cell>
          <table:table-cell table:formula="of:=[$Sheet1.C12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4]*[$Sheet1.$B$1]" office:value-type="float" office:value="0.0457180066529" calcext:value-type="float">
            <text:p>0.0457180066529</text:p>
          </table:table-cell>
          <table:table-cell table:formula="of:=[$Sheet1.B124]*[$Sheet1.$B$1]" office:value-type="float" office:value="-0.0241667036271" calcext:value-type="float">
            <text:p>-0.0241667036271</text:p>
          </table:table-cell>
          <table:table-cell table:formula="of:=[$Sheet1.C12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5]*[$Sheet1.$B$1]" office:value-type="float" office:value="0.0500005809246" calcext:value-type="float">
            <text:p>0.0500005809246</text:p>
          </table:table-cell>
          <table:table-cell table:formula="of:=[$Sheet1.B125]*[$Sheet1.$B$1]" office:value-type="float" office:value="-0.0248248477632" calcext:value-type="float">
            <text:p>-0.0248248477632</text:p>
          </table:table-cell>
          <table:table-cell table:formula="of:=[$Sheet1.C12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6]*[$Sheet1.$B$1]" office:value-type="float" office:value="0.0544698627214" calcext:value-type="float">
            <text:p>0.0544698627214</text:p>
          </table:table-cell>
          <table:table-cell table:formula="of:=[$Sheet1.B126]*[$Sheet1.$B$1]" office:value-type="float" office:value="-0.0254327317032" calcext:value-type="float">
            <text:p>-0.0254327317032</text:p>
          </table:table-cell>
          <table:table-cell table:formula="of:=[$Sheet1.C12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7]*[$Sheet1.$B$1]" office:value-type="float" office:value="0.0591254411319" calcext:value-type="float">
            <text:p>0.0591254411319</text:p>
          </table:table-cell>
          <table:table-cell table:formula="of:=[$Sheet1.B127]*[$Sheet1.$B$1]" office:value-type="float" office:value="-0.0259907700706" calcext:value-type="float">
            <text:p>-0.0259907700706</text:p>
          </table:table-cell>
          <table:table-cell table:formula="of:=[$Sheet1.C12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8]*[$Sheet1.$B$1]" office:value-type="float" office:value="0.0639669223362" calcext:value-type="float">
            <text:p>0.0639669223362</text:p>
          </table:table-cell>
          <table:table-cell table:formula="of:=[$Sheet1.B128]*[$Sheet1.$B$1]" office:value-type="float" office:value="-0.0264994069171" calcext:value-type="float">
            <text:p>-0.0264994069171</text:p>
          </table:table-cell>
          <table:table-cell table:formula="of:=[$Sheet1.C12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29]*[$Sheet1.$B$1]" office:value-type="float" office:value="0.0689939312008" calcext:value-type="float">
            <text:p>0.0689939312008</text:p>
          </table:table-cell>
          <table:table-cell table:formula="of:=[$Sheet1.B129]*[$Sheet1.$B$1]" office:value-type="float" office:value="-0.0269591177638" calcext:value-type="float">
            <text:p>-0.0269591177638</text:p>
          </table:table-cell>
          <table:table-cell table:formula="of:=[$Sheet1.C12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0]*[$Sheet1.$B$1]" office:value-type="float" office:value="0.0742061128999" calcext:value-type="float">
            <text:p>0.0742061128999</text:p>
          </table:table-cell>
          <table:table-cell table:formula="of:=[$Sheet1.B130]*[$Sheet1.$B$1]" office:value-type="float" office:value="-0.0273704117203" calcext:value-type="float">
            <text:p>-0.0273704117203</text:p>
          </table:table-cell>
          <table:table-cell table:formula="of:=[$Sheet1.C13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1]*[$Sheet1.$B$1]" office:value-type="float" office:value="0.079603134559" calcext:value-type="float">
            <text:p>0.079603134559</text:p>
          </table:table-cell>
          <table:table-cell table:formula="of:=[$Sheet1.B131]*[$Sheet1.$B$1]" office:value-type="float" office:value="-0.027733833677" calcext:value-type="float">
            <text:p>-0.027733833677</text:p>
          </table:table-cell>
          <table:table-cell table:formula="of:=[$Sheet1.C13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2]*[$Sheet1.$B$1]" office:value-type="float" office:value="0.0851846869123" calcext:value-type="float">
            <text:p>0.0851846869123</text:p>
          </table:table-cell>
          <table:table-cell table:formula="of:=[$Sheet1.B132]*[$Sheet1.$B$1]" office:value-type="float" office:value="-0.0280499665693" calcext:value-type="float">
            <text:p>-0.0280499665693</text:p>
          </table:table-cell>
          <table:table-cell table:formula="of:=[$Sheet1.C13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3]*[$Sheet1.$B$1]" office:value-type="float" office:value="0.0909504859693" calcext:value-type="float">
            <text:p>0.0909504859693</text:p>
          </table:table-cell>
          <table:table-cell table:formula="of:=[$Sheet1.B133]*[$Sheet1.$B$1]" office:value-type="float" office:value="-0.0283194337077" calcext:value-type="float">
            <text:p>-0.0283194337077</text:p>
          </table:table-cell>
          <table:table-cell table:formula="of:=[$Sheet1.C13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4]*[$Sheet1.$B$1]" office:value-type="float" office:value="0.0969002746814" calcext:value-type="float">
            <text:p>0.0969002746814</text:p>
          </table:table-cell>
          <table:table-cell table:formula="of:=[$Sheet1.B134]*[$Sheet1.$B$1]" office:value-type="float" office:value="-0.0285429011706" calcext:value-type="float">
            <text:p>-0.0285429011706</text:p>
          </table:table-cell>
          <table:table-cell table:formula="of:=[$Sheet1.C13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5]*[$Sheet1.$B$1]" office:value-type="float" office:value="0.103033824605" calcext:value-type="float">
            <text:p>0.103033824605</text:p>
          </table:table-cell>
          <table:table-cell table:formula="of:=[$Sheet1.B135]*[$Sheet1.$B$1]" office:value-type="float" office:value="-0.0287210802556" calcext:value-type="float">
            <text:p>-0.0287210802556</text:p>
          </table:table-cell>
          <table:table-cell table:formula="of:=[$Sheet1.C13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6]*[$Sheet1.$B$1]" office:value-type="float" office:value="0.10935093755" calcext:value-type="float">
            <text:p>0.10935093755</text:p>
          </table:table-cell>
          <table:table-cell table:formula="of:=[$Sheet1.B136]*[$Sheet1.$B$1]" office:value-type="float" office:value="-0.0288547299835" calcext:value-type="float">
            <text:p>-0.0288547299835</text:p>
          </table:table-cell>
          <table:table-cell table:formula="of:=[$Sheet1.C13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7]*[$Sheet1.$B$1]" office:value-type="float" office:value="0.115851447208" calcext:value-type="float">
            <text:p>0.115851447208</text:p>
          </table:table-cell>
          <table:table-cell table:formula="of:=[$Sheet1.B137]*[$Sheet1.$B$1]" office:value-type="float" office:value="-0.0289446596513" calcext:value-type="float">
            <text:p>-0.0289446596513</text:p>
          </table:table-cell>
          <table:table-cell table:formula="of:=[$Sheet1.C13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8]*[$Sheet1.$B$1]" office:value-type="float" office:value="0.122535220761" calcext:value-type="float">
            <text:p>0.122535220761</text:p>
          </table:table-cell>
          <table:table-cell table:formula="of:=[$Sheet1.B138]*[$Sheet1.$B$1]" office:value-type="float" office:value="-0.0289917314273" calcext:value-type="float">
            <text:p>-0.0289917314273</text:p>
          </table:table-cell>
          <table:table-cell table:formula="of:=[$Sheet1.C13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39]*[$Sheet1.$B$1]" office:value-type="float" office:value="0.129402160442" calcext:value-type="float">
            <text:p>0.129402160442</text:p>
          </table:table-cell>
          <table:table-cell table:formula="of:=[$Sheet1.B139]*[$Sheet1.$B$1]" office:value-type="float" office:value="-0.028996862984" calcext:value-type="float">
            <text:p>-0.028996862984</text:p>
          </table:table-cell>
          <table:table-cell table:formula="of:=[$Sheet1.C13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0]*[$Sheet1.$B$1]" office:value-type="float" office:value="0.13645220507" calcext:value-type="float">
            <text:p>0.13645220507</text:p>
          </table:table-cell>
          <table:table-cell table:formula="of:=[$Sheet1.B140]*[$Sheet1.$B$1]" office:value-type="float" office:value="-0.0289610301617" calcext:value-type="float">
            <text:p>-0.0289610301617</text:p>
          </table:table-cell>
          <table:table-cell table:formula="of:=[$Sheet1.C14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1]*[$Sheet1.$B$1]" office:value-type="float" office:value="0.143685331524" calcext:value-type="float">
            <text:p>0.143685331524</text:p>
          </table:table-cell>
          <table:table-cell table:formula="of:=[$Sheet1.B141]*[$Sheet1.$B$1]" office:value-type="float" office:value="-0.0288852696559" calcext:value-type="float">
            <text:p>-0.0288852696559</text:p>
          </table:table-cell>
          <table:table-cell table:formula="of:=[$Sheet1.C14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2]*[$Sheet1.$B$1]" office:value-type="float" office:value="0.151101556172" calcext:value-type="float">
            <text:p>0.151101556172</text:p>
          </table:table-cell>
          <table:table-cell table:formula="of:=[$Sheet1.B142]*[$Sheet1.$B$1]" office:value-type="float" office:value="-0.0287706817229" calcext:value-type="float">
            <text:p>-0.0287706817229</text:p>
          </table:table-cell>
          <table:table-cell table:formula="of:=[$Sheet1.C14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3]*[$Sheet1.$B$1]" office:value-type="float" office:value="0.158700936227" calcext:value-type="float">
            <text:p>0.158700936227</text:p>
          </table:table-cell>
          <table:table-cell table:formula="of:=[$Sheet1.B143]*[$Sheet1.$B$1]" office:value-type="float" office:value="-0.0286184328949" calcext:value-type="float">
            <text:p>-0.0286184328949</text:p>
          </table:table-cell>
          <table:table-cell table:formula="of:=[$Sheet1.C14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4]*[$Sheet1.$B$1]" office:value-type="float" office:value="0.166483571044" calcext:value-type="float">
            <text:p>0.166483571044</text:p>
          </table:table-cell>
          <table:table-cell table:formula="of:=[$Sheet1.B144]*[$Sheet1.$B$1]" office:value-type="float" office:value="-0.0284297586977" calcext:value-type="float">
            <text:p>-0.0284297586977</text:p>
          </table:table-cell>
          <table:table-cell table:formula="of:=[$Sheet1.C14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5]*[$Sheet1.$B$1]" office:value-type="float" office:value="0.17444960333" calcext:value-type="float">
            <text:p>0.17444960333</text:p>
          </table:table-cell>
          <table:table-cell table:formula="of:=[$Sheet1.B145]*[$Sheet1.$B$1]" office:value-type="float" office:value="-0.028205966362" calcext:value-type="float">
            <text:p>-0.028205966362</text:p>
          </table:table-cell>
          <table:table-cell table:formula="of:=[$Sheet1.C14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6]*[$Sheet1.$B$1]" office:value-type="float" office:value="0.182599220283" calcext:value-type="float">
            <text:p>0.182599220283</text:p>
          </table:table-cell>
          <table:table-cell table:formula="of:=[$Sheet1.B146]*[$Sheet1.$B$1]" office:value-type="float" office:value="-0.0279484375201" calcext:value-type="float">
            <text:p>-0.0279484375201</text:p>
          </table:table-cell>
          <table:table-cell table:formula="of:=[$Sheet1.C14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7]*[$Sheet1.$B$1]" office:value-type="float" office:value="0.190932654632" calcext:value-type="float">
            <text:p>0.190932654632</text:p>
          </table:table-cell>
          <table:table-cell table:formula="of:=[$Sheet1.B147]*[$Sheet1.$B$1]" office:value-type="float" office:value="-0.0276586308782" calcext:value-type="float">
            <text:p>-0.0276586308782</text:p>
          </table:table-cell>
          <table:table-cell table:formula="of:=[$Sheet1.C14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8]*[$Sheet1.$B$1]" office:value-type="float" office:value="0.199450185589" calcext:value-type="float">
            <text:p>0.199450185589</text:p>
          </table:table-cell>
          <table:table-cell table:formula="of:=[$Sheet1.B148]*[$Sheet1.$B$1]" office:value-type="float" office:value="-0.0273380848556" calcext:value-type="float">
            <text:p>-0.0273380848556</text:p>
          </table:table-cell>
          <table:table-cell table:formula="of:=[$Sheet1.C14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49]*[$Sheet1.$B$1]" office:value-type="float" office:value="0.208152139696" calcext:value-type="float">
            <text:p>0.208152139696</text:p>
          </table:table-cell>
          <table:table-cell table:formula="of:=[$Sheet1.B149]*[$Sheet1.$B$1]" office:value-type="float" office:value="-0.0269884201791" calcext:value-type="float">
            <text:p>-0.0269884201791</text:p>
          </table:table-cell>
          <table:table-cell table:formula="of:=[$Sheet1.C14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0]*[$Sheet1.$B$1]" office:value-type="float" office:value="0.217038891568" calcext:value-type="float">
            <text:p>0.217038891568</text:p>
          </table:table-cell>
          <table:table-cell table:formula="of:=[$Sheet1.B150]*[$Sheet1.$B$1]" office:value-type="float" office:value="-0.026611342423" calcext:value-type="float">
            <text:p>-0.026611342423</text:p>
          </table:table-cell>
          <table:table-cell table:formula="of:=[$Sheet1.C15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1]*[$Sheet1.$B$1]" office:value-type="float" office:value="0.22611086453" calcext:value-type="float">
            <text:p>0.22611086453</text:p>
          </table:table-cell>
          <table:table-cell table:formula="of:=[$Sheet1.B151]*[$Sheet1.$B$1]" office:value-type="float" office:value="-0.0262086444828" calcext:value-type="float">
            <text:p>-0.0262086444828</text:p>
          </table:table-cell>
          <table:table-cell table:formula="of:=[$Sheet1.C15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2]*[$Sheet1.$B$1]" office:value-type="float" office:value="0.235368531129" calcext:value-type="float">
            <text:p>0.235368531129</text:p>
          </table:table-cell>
          <table:table-cell table:formula="of:=[$Sheet1.B152]*[$Sheet1.$B$1]" office:value-type="float" office:value="-0.0257822089715" calcext:value-type="float">
            <text:p>-0.0257822089715</text:p>
          </table:table-cell>
          <table:table-cell table:formula="of:=[$Sheet1.C15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3]*[$Sheet1.$B$1]" office:value-type="float" office:value="0.244812413542" calcext:value-type="float">
            <text:p>0.244812413542</text:p>
          </table:table-cell>
          <table:table-cell table:formula="of:=[$Sheet1.B153]*[$Sheet1.$B$1]" office:value-type="float" office:value="-0.0253340105245" calcext:value-type="float">
            <text:p>-0.0253340105245</text:p>
          </table:table-cell>
          <table:table-cell table:formula="of:=[$Sheet1.C15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4]*[$Sheet1.$B$1]" office:value-type="float" office:value="0.25444308385" calcext:value-type="float">
            <text:p>0.25444308385</text:p>
          </table:table-cell>
          <table:table-cell table:formula="of:=[$Sheet1.B154]*[$Sheet1.$B$1]" office:value-type="float" office:value="-0.0248661180022" calcext:value-type="float">
            <text:p>-0.0248661180022</text:p>
          </table:table-cell>
          <table:table-cell table:formula="of:=[$Sheet1.C15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5]*[$Sheet1.$B$1]" office:value-type="float" office:value="0.264261164201" calcext:value-type="float">
            <text:p>0.264261164201</text:p>
          </table:table-cell>
          <table:table-cell table:formula="of:=[$Sheet1.B155]*[$Sheet1.$B$1]" office:value-type="float" office:value="-0.0243806965758" calcext:value-type="float">
            <text:p>-0.0243806965758</text:p>
          </table:table-cell>
          <table:table-cell table:formula="of:=[$Sheet1.C15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6]*[$Sheet1.$B$1]" office:value-type="float" office:value="0.274267326835" calcext:value-type="float">
            <text:p>0.274267326835</text:p>
          </table:table-cell>
          <table:table-cell table:formula="of:=[$Sheet1.B156]*[$Sheet1.$B$1]" office:value-type="float" office:value="-0.0238800096818" calcext:value-type="float">
            <text:p>-0.0238800096818</text:p>
          </table:table-cell>
          <table:table-cell table:formula="of:=[$Sheet1.C15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7]*[$Sheet1.$B$1]" office:value-type="float" office:value="0.284462294002" calcext:value-type="float">
            <text:p>0.284462294002</text:p>
          </table:table-cell>
          <table:table-cell table:formula="of:=[$Sheet1.B157]*[$Sheet1.$B$1]" office:value-type="float" office:value="-0.023366420832" calcext:value-type="float">
            <text:p>-0.023366420832</text:p>
          </table:table-cell>
          <table:table-cell table:formula="of:=[$Sheet1.C15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8]*[$Sheet1.$B$1]" office:value-type="float" office:value="0.294846837735" calcext:value-type="float">
            <text:p>0.294846837735</text:p>
          </table:table-cell>
          <table:table-cell table:formula="of:=[$Sheet1.B158]*[$Sheet1.$B$1]" office:value-type="float" office:value="-0.0228423952624" calcext:value-type="float">
            <text:p>-0.0228423952624</text:p>
          </table:table-cell>
          <table:table-cell table:formula="of:=[$Sheet1.C15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59]*[$Sheet1.$B$1]" office:value-type="float" office:value="0.305421779522" calcext:value-type="float">
            <text:p>0.305421779522</text:p>
          </table:table-cell>
          <table:table-cell table:formula="of:=[$Sheet1.B159]*[$Sheet1.$B$1]" office:value-type="float" office:value="-0.0223105014076" calcext:value-type="float">
            <text:p>-0.0223105014076</text:p>
          </table:table-cell>
          <table:table-cell table:formula="of:=[$Sheet1.C15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0]*[$Sheet1.$B$1]" office:value-type="float" office:value="0.316187989838" calcext:value-type="float">
            <text:p>0.316187989838</text:p>
          </table:table-cell>
          <table:table-cell table:formula="of:=[$Sheet1.B160]*[$Sheet1.$B$1]" office:value-type="float" office:value="-0.0217734121814" calcext:value-type="float">
            <text:p>-0.0217734121814</text:p>
          </table:table-cell>
          <table:table-cell table:formula="of:=[$Sheet1.C16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1]*[$Sheet1.$B$1]" office:value-type="float" office:value="0.327146387578" calcext:value-type="float">
            <text:p>0.327146387578</text:p>
          </table:table-cell>
          <table:table-cell table:formula="of:=[$Sheet1.B161]*[$Sheet1.$B$1]" office:value-type="float" office:value="-0.0212339060513" calcext:value-type="float">
            <text:p>-0.0212339060513</text:p>
          </table:table-cell>
          <table:table-cell table:formula="of:=[$Sheet1.C16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2]*[$Sheet1.$B$1]" office:value-type="float" office:value="0.338297939367" calcext:value-type="float">
            <text:p>0.338297939367</text:p>
          </table:table-cell>
          <table:table-cell table:formula="of:=[$Sheet1.B162]*[$Sheet1.$B$1]" office:value-type="float" office:value="-0.0206948678859" calcext:value-type="float">
            <text:p>-0.0206948678859</text:p>
          </table:table-cell>
          <table:table-cell table:formula="of:=[$Sheet1.C16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3]*[$Sheet1.$B$1]" office:value-type="float" office:value="0.349643658769" calcext:value-type="float">
            <text:p>0.349643658769</text:p>
          </table:table-cell>
          <table:table-cell table:formula="of:=[$Sheet1.B163]*[$Sheet1.$B$1]" office:value-type="float" office:value="-0.020159289561" calcext:value-type="float">
            <text:p>-0.020159289561</text:p>
          </table:table-cell>
          <table:table-cell table:formula="of:=[$Sheet1.C16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4]*[$Sheet1.$B$1]" office:value-type="float" office:value="0.361184605406" calcext:value-type="float">
            <text:p>0.361184605406</text:p>
          </table:table-cell>
          <table:table-cell table:formula="of:=[$Sheet1.B164]*[$Sheet1.$B$1]" office:value-type="float" office:value="-0.0196302703047" calcext:value-type="float">
            <text:p>-0.0196302703047</text:p>
          </table:table-cell>
          <table:table-cell table:formula="of:=[$Sheet1.C16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5]*[$Sheet1.$B$1]" office:value-type="float" office:value="0.372921883979" calcext:value-type="float">
            <text:p>0.372921883979</text:p>
          </table:table-cell>
          <table:table-cell table:formula="of:=[$Sheet1.B165]*[$Sheet1.$B$1]" office:value-type="float" office:value="-0.0191110167654" calcext:value-type="float">
            <text:p>-0.0191110167654</text:p>
          </table:table-cell>
          <table:table-cell table:formula="of:=[$Sheet1.C16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6]*[$Sheet1.$B$1]" office:value-type="float" office:value="0.384856643222" calcext:value-type="float">
            <text:p>0.384856643222</text:p>
          </table:table-cell>
          <table:table-cell table:formula="of:=[$Sheet1.B166]*[$Sheet1.$B$1]" office:value-type="float" office:value="-0.0186048427825" calcext:value-type="float">
            <text:p>-0.0186048427825</text:p>
          </table:table-cell>
          <table:table-cell table:formula="of:=[$Sheet1.C16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7]*[$Sheet1.$B$1]" office:value-type="float" office:value="0.396990074788" calcext:value-type="float">
            <text:p>0.396990074788</text:p>
          </table:table-cell>
          <table:table-cell table:formula="of:=[$Sheet1.B167]*[$Sheet1.$B$1]" office:value-type="float" office:value="-0.0181151688431" calcext:value-type="float">
            <text:p>-0.0181151688431</text:p>
          </table:table-cell>
          <table:table-cell table:formula="of:=[$Sheet1.C16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8]*[$Sheet1.$B$1]" office:value-type="float" office:value="0.409477070904" calcext:value-type="float">
            <text:p>0.409477070904</text:p>
          </table:table-cell>
          <table:table-cell table:formula="of:=[$Sheet1.B168]*[$Sheet1.$B$1]" office:value-type="float" office:value="-0.0176332538886" calcext:value-type="float">
            <text:p>-0.0176332538886</text:p>
          </table:table-cell>
          <table:table-cell table:formula="of:=[$Sheet1.C16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69]*[$Sheet1.$B$1]" office:value-type="float" office:value="0.422214620669" calcext:value-type="float">
            <text:p>0.422214620669</text:p>
          </table:table-cell>
          <table:table-cell table:formula="of:=[$Sheet1.B169]*[$Sheet1.$B$1]" office:value-type="float" office:value="-0.017132116262" calcext:value-type="float">
            <text:p>-0.017132116262</text:p>
          </table:table-cell>
          <table:table-cell table:formula="of:=[$Sheet1.C16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0]*[$Sheet1.$B$1]" office:value-type="float" office:value="0.435153249523" calcext:value-type="float">
            <text:p>0.435153249523</text:p>
          </table:table-cell>
          <table:table-cell table:formula="of:=[$Sheet1.B170]*[$Sheet1.$B$1]" office:value-type="float" office:value="-0.0166120859787" calcext:value-type="float">
            <text:p>-0.0166120859787</text:p>
          </table:table-cell>
          <table:table-cell table:formula="of:=[$Sheet1.C17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1]*[$Sheet1.$B$1]" office:value-type="float" office:value="0.448293540741" calcext:value-type="float">
            <text:p>0.448293540741</text:p>
          </table:table-cell>
          <table:table-cell table:formula="of:=[$Sheet1.B171]*[$Sheet1.$B$1]" office:value-type="float" office:value="-0.0160748242871" calcext:value-type="float">
            <text:p>-0.0160748242871</text:p>
          </table:table-cell>
          <table:table-cell table:formula="of:=[$Sheet1.C17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2]*[$Sheet1.$B$1]" office:value-type="float" office:value="0.461636093632" calcext:value-type="float">
            <text:p>0.461636093632</text:p>
          </table:table-cell>
          <table:table-cell table:formula="of:=[$Sheet1.B172]*[$Sheet1.$B$1]" office:value-type="float" office:value="-0.0155220415158" calcext:value-type="float">
            <text:p>-0.0155220415158</text:p>
          </table:table-cell>
          <table:table-cell table:formula="of:=[$Sheet1.C17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3]*[$Sheet1.$B$1]" office:value-type="float" office:value="0.475181523303" calcext:value-type="float">
            <text:p>0.475181523303</text:p>
          </table:table-cell>
          <table:table-cell table:formula="of:=[$Sheet1.B173]*[$Sheet1.$B$1]" office:value-type="float" office:value="-0.0149554932035" calcext:value-type="float">
            <text:p>-0.0149554932035</text:p>
          </table:table-cell>
          <table:table-cell table:formula="of:=[$Sheet1.C17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4]*[$Sheet1.$B$1]" office:value-type="float" office:value="0.488930460484" calcext:value-type="float">
            <text:p>0.488930460484</text:p>
          </table:table-cell>
          <table:table-cell table:formula="of:=[$Sheet1.B174]*[$Sheet1.$B$1]" office:value-type="float" office:value="-0.0143769757926" calcext:value-type="float">
            <text:p>-0.0143769757926</text:p>
          </table:table-cell>
          <table:table-cell table:formula="of:=[$Sheet1.C17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5]*[$Sheet1.$B$1]" office:value-type="float" office:value="0.502883551436" calcext:value-type="float">
            <text:p>0.502883551436</text:p>
          </table:table-cell>
          <table:table-cell table:formula="of:=[$Sheet1.B175]*[$Sheet1.$B$1]" office:value-type="float" office:value="-0.0137883218703" calcext:value-type="float">
            <text:p>-0.0137883218703</text:p>
          </table:table-cell>
          <table:table-cell table:formula="of:=[$Sheet1.C17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6]*[$Sheet1.$B$1]" office:value-type="float" office:value="0.517041457952" calcext:value-type="float">
            <text:p>0.517041457952</text:p>
          </table:table-cell>
          <table:table-cell table:formula="of:=[$Sheet1.B176]*[$Sheet1.$B$1]" office:value-type="float" office:value="-0.0131913949416" calcext:value-type="float">
            <text:p>-0.0131913949416</text:p>
          </table:table-cell>
          <table:table-cell table:formula="of:=[$Sheet1.C17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7]*[$Sheet1.$B$1]" office:value-type="float" office:value="0.531404857466" calcext:value-type="float">
            <text:p>0.531404857466</text:p>
          </table:table-cell>
          <table:table-cell table:formula="of:=[$Sheet1.B177]*[$Sheet1.$B$1]" office:value-type="float" office:value="-0.0125880837163" calcext:value-type="float">
            <text:p>-0.0125880837163</text:p>
          </table:table-cell>
          <table:table-cell table:formula="of:=[$Sheet1.C17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8]*[$Sheet1.$B$1]" office:value-type="float" office:value="0.545974443287" calcext:value-type="float">
            <text:p>0.545974443287</text:p>
          </table:table-cell>
          <table:table-cell table:formula="of:=[$Sheet1.B178]*[$Sheet1.$B$1]" office:value-type="float" office:value="-0.0119802958958" calcext:value-type="float">
            <text:p>-0.0119802958958</text:p>
          </table:table-cell>
          <table:table-cell table:formula="of:=[$Sheet1.C17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79]*[$Sheet1.$B$1]" office:value-type="float" office:value="0.560750924979" calcext:value-type="float">
            <text:p>0.560750924979</text:p>
          </table:table-cell>
          <table:table-cell table:formula="of:=[$Sheet1.B179]*[$Sheet1.$B$1]" office:value-type="float" office:value="-0.0113699514417" calcext:value-type="float">
            <text:p>-0.0113699514417</text:p>
          </table:table-cell>
          <table:table-cell table:formula="of:=[$Sheet1.C17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0]*[$Sheet1.$B$1]" office:value-type="float" office:value="0.5757350289" calcext:value-type="float">
            <text:p>0.5757350289</text:p>
          </table:table-cell>
          <table:table-cell table:formula="of:=[$Sheet1.B180]*[$Sheet1.$B$1]" office:value-type="float" office:value="-0.0107589753114" calcext:value-type="float">
            <text:p>-0.0107589753114</text:p>
          </table:table-cell>
          <table:table-cell table:formula="of:=[$Sheet1.C18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1]*[$Sheet1.$B$1]" office:value-type="float" office:value="0.590927498922" calcext:value-type="float">
            <text:p>0.590927498922</text:p>
          </table:table-cell>
          <table:table-cell table:formula="of:=[$Sheet1.B181]*[$Sheet1.$B$1]" office:value-type="float" office:value="-0.0101492896445" calcext:value-type="float">
            <text:p>-0.0101492896445</text:p>
          </table:table-cell>
          <table:table-cell table:formula="of:=[$Sheet1.C18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2]*[$Sheet1.$B$1]" office:value-type="float" office:value="0.606329097356" calcext:value-type="float">
            <text:p>0.606329097356</text:p>
          </table:table-cell>
          <table:table-cell table:formula="of:=[$Sheet1.B182]*[$Sheet1.$B$1]" office:value-type="float" office:value="-0.00954280538272" calcext:value-type="float">
            <text:p>-0.00954280538272</text:p>
          </table:table-cell>
          <table:table-cell table:formula="of:=[$Sheet1.C18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3]*[$Sheet1.$B$1]" office:value-type="float" office:value="0.621940606099" calcext:value-type="float">
            <text:p>0.621940606099</text:p>
          </table:table-cell>
          <table:table-cell table:formula="of:=[$Sheet1.B183]*[$Sheet1.$B$1]" office:value-type="float" office:value="-0.00894141331065" calcext:value-type="float">
            <text:p>-0.00894141331065</text:p>
          </table:table-cell>
          <table:table-cell table:formula="of:=[$Sheet1.C18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4]*[$Sheet1.$B$1]" office:value-type="float" office:value="0.637762828027" calcext:value-type="float">
            <text:p>0.637762828027</text:p>
          </table:table-cell>
          <table:table-cell table:formula="of:=[$Sheet1.B184]*[$Sheet1.$B$1]" office:value-type="float" office:value="-0.00834697449829" calcext:value-type="float">
            <text:p>-0.00834697449829</text:p>
          </table:table-cell>
          <table:table-cell table:formula="of:=[$Sheet1.C18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5]*[$Sheet1.$B$1]" office:value-type="float" office:value="0.653796588661" calcext:value-type="float">
            <text:p>0.653796588661</text:p>
          </table:table-cell>
          <table:table-cell table:formula="of:=[$Sheet1.B185]*[$Sheet1.$B$1]" office:value-type="float" office:value="-0.00776131013298" calcext:value-type="float">
            <text:p>-0.00776131013298</text:p>
          </table:table-cell>
          <table:table-cell table:formula="of:=[$Sheet1.C18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6]*[$Sheet1.$B$1]" office:value-type="float" office:value="0.670042738129" calcext:value-type="float">
            <text:p>0.670042738129</text:p>
          </table:table-cell>
          <table:table-cell table:formula="of:=[$Sheet1.B186]*[$Sheet1.$B$1]" office:value-type="float" office:value="-0.00718619072418" calcext:value-type="float">
            <text:p>-0.00718619072418</text:p>
          </table:table-cell>
          <table:table-cell table:formula="of:=[$Sheet1.C18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7]*[$Sheet1.$B$1]" office:value-type="float" office:value="0.686502153454" calcext:value-type="float">
            <text:p>0.686502153454</text:p>
          </table:table-cell>
          <table:table-cell table:formula="of:=[$Sheet1.B187]*[$Sheet1.$B$1]" office:value-type="float" office:value="-0.00662332466712" calcext:value-type="float">
            <text:p>-0.00662332466712</text:p>
          </table:table-cell>
          <table:table-cell table:formula="of:=[$Sheet1.C18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8]*[$Sheet1.$B$1]" office:value-type="float" office:value="0.703175741184" calcext:value-type="float">
            <text:p>0.703175741184</text:p>
          </table:table-cell>
          <table:table-cell table:formula="of:=[$Sheet1.B188]*[$Sheet1.$B$1]" office:value-type="float" office:value="-0.00607434615072" calcext:value-type="float">
            <text:p>-0.00607434615072</text:p>
          </table:table-cell>
          <table:table-cell table:formula="of:=[$Sheet1.C18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89]*[$Sheet1.$B$1]" office:value-type="float" office:value="0.720064440412" calcext:value-type="float">
            <text:p>0.720064440412</text:p>
          </table:table-cell>
          <table:table-cell table:formula="of:=[$Sheet1.B189]*[$Sheet1.$B$1]" office:value-type="float" office:value="-0.00554080239596" calcext:value-type="float">
            <text:p>-0.00554080239596</text:p>
          </table:table-cell>
          <table:table-cell table:formula="of:=[$Sheet1.C18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0]*[$Sheet1.$B$1]" office:value-type="float" office:value="0.737169226197" calcext:value-type="float">
            <text:p>0.737169226197</text:p>
          </table:table-cell>
          <table:table-cell table:formula="of:=[$Sheet1.B190]*[$Sheet1.$B$1]" office:value-type="float" office:value="-0.00502414021129" calcext:value-type="float">
            <text:p>-0.00502414021129</text:p>
          </table:table-cell>
          <table:table-cell table:formula="of:=[$Sheet1.C19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1]*[$Sheet1.$B$1]" office:value-type="float" office:value="0.754491113437" calcext:value-type="float">
            <text:p>0.754491113437</text:p>
          </table:table-cell>
          <table:table-cell table:formula="of:=[$Sheet1.B191]*[$Sheet1.$B$1]" office:value-type="float" office:value="-0.00452569185185" calcext:value-type="float">
            <text:p>-0.00452569185185</text:p>
          </table:table-cell>
          <table:table-cell table:formula="of:=[$Sheet1.C19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2]*[$Sheet1.$B$1]" office:value-type="float" office:value="0.772031161202" calcext:value-type="float">
            <text:p>0.772031161202</text:p>
          </table:table-cell>
          <table:table-cell table:formula="of:=[$Sheet1.B192]*[$Sheet1.$B$1]" office:value-type="float" office:value="-0.00404666017017" calcext:value-type="float">
            <text:p>-0.00404666017017</text:p>
          </table:table-cell>
          <table:table-cell table:formula="of:=[$Sheet1.C19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3]*[$Sheet1.$B$1]" office:value-type="float" office:value="0.789790477583" calcext:value-type="float">
            <text:p>0.789790477583</text:p>
          </table:table-cell>
          <table:table-cell table:formula="of:=[$Sheet1.B193]*[$Sheet1.$B$1]" office:value-type="float" office:value="-0.00358810304625" calcext:value-type="float">
            <text:p>-0.00358810304625</text:p>
          </table:table-cell>
          <table:table-cell table:formula="of:=[$Sheet1.C193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4]*[$Sheet1.$B$1]" office:value-type="float" office:value="0.807770225085" calcext:value-type="float">
            <text:p>0.807770225085</text:p>
          </table:table-cell>
          <table:table-cell table:formula="of:=[$Sheet1.B194]*[$Sheet1.$B$1]" office:value-type="float" office:value="-0.00315091708573" calcext:value-type="float">
            <text:p>-0.00315091708573</text:p>
          </table:table-cell>
          <table:table-cell table:formula="of:=[$Sheet1.C194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5]*[$Sheet1.$B$1]" office:value-type="float" office:value="0.825971626591" calcext:value-type="float">
            <text:p>0.825971626591</text:p>
          </table:table-cell>
          <table:table-cell table:formula="of:=[$Sheet1.B195]*[$Sheet1.$B$1]" office:value-type="float" office:value="-0.00273582057534" calcext:value-type="float">
            <text:p>-0.00273582057534</text:p>
          </table:table-cell>
          <table:table-cell table:formula="of:=[$Sheet1.C195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6]*[$Sheet1.$B$1]" office:value-type="float" office:value="0.844395971948" calcext:value-type="float">
            <text:p>0.844395971948</text:p>
          </table:table-cell>
          <table:table-cell table:formula="of:=[$Sheet1.B196]*[$Sheet1.$B$1]" office:value-type="float" office:value="-0.00234333568558" calcext:value-type="float">
            <text:p>-0.00234333568558</text:p>
          </table:table-cell>
          <table:table-cell table:formula="of:=[$Sheet1.C196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7]*[$Sheet1.$B$1]" office:value-type="float" office:value="0.863044625204" calcext:value-type="float">
            <text:p>0.863044625204</text:p>
          </table:table-cell>
          <table:table-cell table:formula="of:=[$Sheet1.B197]*[$Sheet1.$B$1]" office:value-type="float" office:value="-0.00197376991122" calcext:value-type="float">
            <text:p>-0.00197376991122</text:p>
          </table:table-cell>
          <table:table-cell table:formula="of:=[$Sheet1.C197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8]*[$Sheet1.$B$1]" office:value-type="float" office:value="0.881919032542" calcext:value-type="float">
            <text:p>0.881919032542</text:p>
          </table:table-cell>
          <table:table-cell table:formula="of:=[$Sheet1.B198]*[$Sheet1.$B$1]" office:value-type="float" office:value="-0.00162719674116" calcext:value-type="float">
            <text:p>-0.00162719674116</text:p>
          </table:table-cell>
          <table:table-cell table:formula="of:=[$Sheet1.C198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199]*[$Sheet1.$B$1]" office:value-type="float" office:value="0.901020730947" calcext:value-type="float">
            <text:p>0.901020730947</text:p>
          </table:table-cell>
          <table:table-cell table:formula="of:=[$Sheet1.B199]*[$Sheet1.$B$1]" office:value-type="float" office:value="-0.00130343554962" calcext:value-type="float">
            <text:p>-0.00130343554962</text:p>
          </table:table-cell>
          <table:table-cell table:formula="of:=[$Sheet1.C199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00]*[$Sheet1.$B$1]" office:value-type="float" office:value="0.920351357649" calcext:value-type="float">
            <text:p>0.920351357649</text:p>
          </table:table-cell>
          <table:table-cell table:formula="of:=[$Sheet1.B200]*[$Sheet1.$B$1]" office:value-type="float" office:value="-0.00100203070194" calcext:value-type="float">
            <text:p>-0.00100203070194</text:p>
          </table:table-cell>
          <table:table-cell table:formula="of:=[$Sheet1.C200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01]*[$Sheet1.$B$1]" office:value-type="float" office:value="0.939912660388" calcext:value-type="float">
            <text:p>0.939912660388</text:p>
          </table:table-cell>
          <table:table-cell table:formula="of:=[$Sheet1.B201]*[$Sheet1.$B$1]" office:value-type="float" office:value="-0.0007222298688" calcext:value-type="float">
            <text:p>-0.0007222298688</text:p>
          </table:table-cell>
          <table:table-cell table:formula="of:=[$Sheet1.C201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02]*[$Sheet1.$B$1]" office:value-type="float" office:value="0.959706508544" calcext:value-type="float">
            <text:p>0.959706508544</text:p>
          </table:table-cell>
          <table:table-cell table:formula="of:=[$Sheet1.B202]*[$Sheet1.$B$1]" office:value-type="float" office:value="-0.000462961543624" calcext:value-type="float">
            <text:p>-0.000462961543624</text:p>
          </table:table-cell>
          <table:table-cell table:formula="of:=[$Sheet1.C202]*[$Sheet1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Sheet1.A203]*[$Sheet1.$B$1]" office:value-type="float" office:value="0.979734905173" calcext:value-type="float">
            <text:p>0.979734905173</text:p>
          </table:table-cell>
          <table:table-cell table:formula="of:=[$Sheet1.B203]*[$Sheet1.$B$1]" office:value-type="float" office:value="-0.000222811759179" calcext:value-type="float">
            <text:p>-0.000222811759179</text:p>
          </table:table-cell>
          <table:table-cell table:formula="of:=[$Sheet1.C203]*[$Sheet1.$B$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9:20:00.872007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9T13:29:46.253943126</meta:creation-date>
    <dc:date>2024-01-12T19:22:07.675720918</dc:date>
    <meta:editing-duration>PT8M16S</meta:editing-duration>
    <meta:editing-cycles>2</meta:editing-cycles>
    <meta:generator>LibreOffice/6.4.7.2$Linux_X86_64 LibreOffice_project/40$Build-2</meta:generator>
    <meta:document-statistic meta:table-count="2" meta:cell-count="12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1" chart:max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56cm" svg:height="15.088cm" xlink:href=".." xlink:type="simple" chart:class="chart:scatter" chart:style-name="ch1">
        <chart:legend chart:legend-position="end" svg:x="28.904cm" svg:y="7.245cm" style:legend-expansion="high" chart:style-name="ch2"/>
        <chart:plot-area chart:style-name="ch3" table:cell-range-address="Sheet1.A4:Sheet1.B203" svg:x="3.548cm" svg:y="0.22cm" svg:width="27.632cm" svg:height="14.485cm">
          <chartooo:coordinate-region svg:x="3.839cm" svg:y="0.42cm" svg:width="27.101cm" svg:height="14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203" chart:class="chart:scatter">
            <chart:domain table:cell-range-address="Sheet1.A4:Sheet1.A203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03</svg:desc>
                </draw:g>
              </table:table-cell>
              <table:table-cell office:value-type="float" office:value="0">
                <text:p>0</text:p>
                <draw:g>
                  <svg:desc>Sheet1.B4:Sheet1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247794605679">
                <text:p>-0.000247794605679</text:p>
              </table:table-cell>
              <table:table-cell office:value-type="float" office:value="0.00175940538037">
                <text:p>0.00175940538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292119218633">
                <text:p>-0.000292119218633</text:p>
              </table:table-cell>
              <table:table-cell office:value-type="float" office:value="0.00354402015332">
                <text:p>0.00354402015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132467781715">
                <text:p>-0.000132467781715</text:p>
              </table:table-cell>
              <table:table-cell office:value-type="float" office:value="0.00535377786439">
                <text:p>0.00535377786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31667212978">
                <text:p>0.000231667212978</text:p>
              </table:table-cell>
              <table:table-cell office:value-type="float" office:value="0.0071885004971">
                <text:p>0.0071885004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00794620628">
                <text:p>0.000800794620628</text:p>
              </table:table-cell>
              <table:table-cell office:value-type="float" office:value="0.00904789852829">
                <text:p>0.00904789852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57542444115">
                <text:p>0.00157542444115</text:p>
              </table:table-cell>
              <table:table-cell office:value-type="float" office:value="0.0109315710941">
                <text:p>0.0109315710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5606751831">
                <text:p>0.00255606751831</text:p>
              </table:table-cell>
              <table:table-cell office:value-type="float" office:value="0.0128390062658">
                <text:p>0.0128390062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74323514156">
                <text:p>0.00374323514156</text:p>
              </table:table-cell>
              <table:table-cell office:value-type="float" office:value="0.0147695814352">
                <text:p>0.0147695814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13743855197">
                <text:p>0.00513743855197</text:p>
              </table:table-cell>
              <table:table-cell office:value-type="float" office:value="0.0167225638079">
                <text:p>0.0167225638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73918835397">
                <text:p>0.00673918835397</text:p>
              </table:table-cell>
              <table:table-cell office:value-type="float" office:value="0.0186971110053">
                <text:p>0.018697111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4899383482">
                <text:p>0.00854899383482</text:p>
              </table:table-cell>
              <table:table-cell office:value-type="float" office:value="0.0206922717727">
                <text:p>0.0206922717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5673621943">
                <text:p>0.0105673621943</text:p>
              </table:table-cell>
              <table:table-cell office:value-type="float" office:value="0.0227069867932">
                <text:p>0.0227069867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794797687">
                <text:p>0.012794797687</text:p>
              </table:table-cell>
              <table:table-cell office:value-type="float" office:value="0.0247400896066">
                <text:p>0.0247400896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2318006805">
                <text:p>0.0152318006805</text:p>
              </table:table-cell>
              <table:table-cell office:value-type="float" office:value="0.0267903076316">
                <text:p>0.0267903076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8788666322">
                <text:p>0.0178788666322</text:p>
              </table:table-cell>
              <table:table-cell office:value-type="float" office:value="0.0288562632897">
                <text:p>0.0288562632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7364849889">
                <text:p>0.0207364849889</text:p>
              </table:table-cell>
              <table:table-cell office:value-type="float" office:value="0.0309364752303">
                <text:p>0.0309364752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8051380122">
                <text:p>0.0238051380122</text:p>
              </table:table-cell>
              <table:table-cell office:value-type="float" office:value="0.0330293596546">
                <text:p>0.0330293596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0852995348">
                <text:p>0.0270852995348</text:p>
              </table:table-cell>
              <table:table-cell office:value-type="float" office:value="0.0351332317365">
                <text:p>0.0351332317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5774336511">
                <text:p>0.0305774336511</text:p>
              </table:table-cell>
              <table:table-cell office:value-type="float" office:value="0.0372463071396">
                <text:p>0.0372463071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2819933471">
                <text:p>0.0342819933471</text:p>
              </table:table-cell>
              <table:table-cell office:value-type="float" office:value="0.0393667036271">
                <text:p>0.0393667036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1994190754">
                <text:p>0.0381994190754</text:p>
              </table:table-cell>
              <table:table-cell office:value-type="float" office:value="0.0414924427632">
                <text:p>0.0414924427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3301372786">
                <text:p>0.0423301372786</text:p>
              </table:table-cell>
              <table:table-cell office:value-type="float" office:value="0.0436214517032">
                <text:p>0.0436214517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6745588681">
                <text:p>0.0466745588681</text:p>
              </table:table-cell>
              <table:table-cell office:value-type="float" office:value="0.0457515650706">
                <text:p>0.0457515650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12330776638">
                <text:p>0.0512330776638</text:p>
              </table:table-cell>
              <table:table-cell office:value-type="float" office:value="0.0478805269171">
                <text:p>0.0478805269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60060687992">
                <text:p>0.0560060687992</text:p>
              </table:table-cell>
              <table:table-cell office:value-type="float" office:value="0.0500059927638">
                <text:p>0.05000599276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09938871001">
                <text:p>0.0609938871001</text:p>
              </table:table-cell>
              <table:table-cell office:value-type="float" office:value="0.0521255317203">
                <text:p>0.0521255317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6196865441">
                <text:p>0.066196865441</text:p>
              </table:table-cell>
              <table:table-cell office:value-type="float" office:value="0.054236628677">
                <text:p>0.054236628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16153130877">
                <text:p>0.0716153130877</text:p>
              </table:table-cell>
              <table:table-cell office:value-type="float" office:value="0.0563366865693">
                <text:p>0.0563366865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72495140307">
                <text:p>0.0772495140307</text:p>
              </table:table-cell>
              <table:table-cell office:value-type="float" office:value="0.0584230287077">
                <text:p>0.0584230287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30997253186">
                <text:p>0.0830997253186</text:p>
              </table:table-cell>
              <table:table-cell office:value-type="float" office:value="0.0604929011706">
                <text:p>0.0604929011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9166175395">
                <text:p>0.089166175395</text:p>
              </table:table-cell>
              <table:table-cell office:value-type="float" office:value="0.0625434752556">
                <text:p>0.0625434752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54490624504">
                <text:p>0.0954490624504</text:p>
              </table:table-cell>
              <table:table-cell office:value-type="float" office:value="0.0645718499835">
                <text:p>0.0645718499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948552792">
                <text:p>0.101948552792</text:p>
              </table:table-cell>
              <table:table-cell office:value-type="float" office:value="0.0665750546513">
                <text:p>0.0665750546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8664779239">
                <text:p>0.108664779239</text:p>
              </table:table-cell>
              <table:table-cell office:value-type="float" office:value="0.0685500514273">
                <text:p>0.06855005142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5597839558">
                <text:p>0.115597839558</text:p>
              </table:table-cell>
              <table:table-cell office:value-type="float" office:value="0.070493737984">
                <text:p>0.070493737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274779493">
                <text:p>0.12274779493</text:p>
              </table:table-cell>
              <table:table-cell office:value-type="float" office:value="0.0724029501617">
                <text:p>0.0724029501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0114668476">
                <text:p>0.130114668476</text:p>
              </table:table-cell>
              <table:table-cell office:value-type="float" office:value="0.0742744646559">
                <text:p>0.0742744646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7698443828">
                <text:p>0.137698443828</text:p>
              </table:table-cell>
              <table:table-cell office:value-type="float" office:value="0.0761050017229">
                <text:p>0.0761050017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5499063773">
                <text:p>0.145499063773</text:p>
              </table:table-cell>
              <table:table-cell office:value-type="float" office:value="0.0778912278949">
                <text:p>0.0778912278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3516428956">
                <text:p>0.153516428956</text:p>
              </table:table-cell>
              <table:table-cell office:value-type="float" office:value="0.0796297586977">
                <text:p>0.0796297586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75039667">
                <text:p>0.16175039667</text:p>
              </table:table-cell>
              <table:table-cell office:value-type="float" office:value="0.081317161362">
                <text:p>0.0813171613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0200779717">
                <text:p>0.170200779717</text:p>
              </table:table-cell>
              <table:table-cell office:value-type="float" office:value="0.0829499575201">
                <text:p>0.0829499575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8867345368">
                <text:p>0.178867345368</text:p>
              </table:table-cell>
              <table:table-cell office:value-type="float" office:value="0.0845246258782">
                <text:p>0.08452462587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749814411">
                <text:p>0.187749814411</text:p>
              </table:table-cell>
              <table:table-cell office:value-type="float" office:value="0.0860376048556">
                <text:p>0.0860376048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6847860304">
                <text:p>0.196847860304</text:p>
              </table:table-cell>
              <table:table-cell office:value-type="float" office:value="0.0874852951791">
                <text:p>0.0874852951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6161108432">
                <text:p>0.206161108432</text:p>
              </table:table-cell>
              <table:table-cell office:value-type="float" office:value="0.088864062423">
                <text:p>0.088864062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568913547">
                <text:p>0.21568913547</text:p>
              </table:table-cell>
              <table:table-cell office:value-type="float" office:value="0.0901702394828">
                <text:p>0.09017023948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5431468871">
                <text:p>0.225431468871</text:p>
              </table:table-cell>
              <table:table-cell office:value-type="float" office:value="0.0914001289715">
                <text:p>0.09140012897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5387586458">
                <text:p>0.235387586458</text:p>
              </table:table-cell>
              <table:table-cell office:value-type="float" office:value="0.0925500055245">
                <text:p>0.0925500055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555691615">
                <text:p>0.24555691615</text:p>
              </table:table-cell>
              <table:table-cell office:value-type="float" office:value="0.0936161180022">
                <text:p>0.0936161180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938835799">
                <text:p>0.255938835799</text:p>
              </table:table-cell>
              <table:table-cell office:value-type="float" office:value="0.0945946915758">
                <text:p>0.0945946915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6532673165">
                <text:p>0.266532673165</text:p>
              </table:table-cell>
              <table:table-cell office:value-type="float" office:value="0.0954819296818">
                <text:p>0.0954819296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7337705998">
                <text:p>0.277337705998</text:p>
              </table:table-cell>
              <table:table-cell office:value-type="float" office:value="0.096274015832">
                <text:p>0.096274015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8353162265">
                <text:p>0.288353162265</text:p>
              </table:table-cell>
              <table:table-cell office:value-type="float" office:value="0.0969671152624">
                <text:p>0.09696711526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9578220478">
                <text:p>0.299578220478</text:p>
              </table:table-cell>
              <table:table-cell office:value-type="float" office:value="0.0975573764076">
                <text:p>0.0975573764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012010162">
                <text:p>0.311012010162</text:p>
              </table:table-cell>
              <table:table-cell office:value-type="float" office:value="0.0980409321814">
                <text:p>0.09804093218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2653612422">
                <text:p>0.322653612422</text:p>
              </table:table-cell>
              <table:table-cell office:value-type="float" office:value="0.0984139010513">
                <text:p>0.0984139010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4502060633">
                <text:p>0.334502060633</text:p>
              </table:table-cell>
              <table:table-cell office:value-type="float" office:value="0.0986723878859">
                <text:p>0.0986723878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6556341231">
                <text:p>0.346556341231</text:p>
              </table:table-cell>
              <table:table-cell office:value-type="float" office:value="0.098812484561">
                <text:p>0.0988124845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8815394594">
                <text:p>0.358815394594</text:p>
              </table:table-cell>
              <table:table-cell office:value-type="float" office:value="0.0988302703047">
                <text:p>0.09883027030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1278116021">
                <text:p>0.371278116021</text:p>
              </table:table-cell>
              <table:table-cell office:value-type="float" office:value="0.0987218117654">
                <text:p>0.0987218117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3943356778">
                <text:p>0.383943356778</text:p>
              </table:table-cell>
              <table:table-cell office:value-type="float" office:value="0.0984831627825">
                <text:p>0.0984831627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6809925212">
                <text:p>0.396809925212</text:p>
              </table:table-cell>
              <table:table-cell office:value-type="float" office:value="0.0981103638431">
                <text:p>0.09811036384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9722929096">
                <text:p>0.409722929096</text:p>
              </table:table-cell>
              <table:table-cell office:value-type="float" office:value="0.0976127738886">
                <text:p>0.0976127738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2785379331">
                <text:p>0.422785379331</text:p>
              </table:table-cell>
              <table:table-cell office:value-type="float" office:value="0.097019616262">
                <text:p>0.097019616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6046750477">
                <text:p>0.436046750477</text:p>
              </table:table-cell>
              <table:table-cell office:value-type="float" office:value="0.0963304504231">
                <text:p>0.0963304504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9506459259">
                <text:p>0.449506459259</text:p>
              </table:table-cell>
              <table:table-cell office:value-type="float" office:value="0.0955434442871">
                <text:p>0.09554344428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3163906368">
                <text:p>0.463163906368</text:p>
              </table:table-cell>
              <table:table-cell office:value-type="float" office:value="0.0946567615158">
                <text:p>0.094656761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7018476697">
                <text:p>0.477018476697</text:p>
              </table:table-cell>
              <table:table-cell office:value-type="float" office:value="0.093668557648">
                <text:p>0.0936685576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1069539516">
                <text:p>0.491069539516</text:p>
              </table:table-cell>
              <table:table-cell office:value-type="float" office:value="0.0925769757926">
                <text:p>0.09257697579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05316448564">
                <text:p>0.505316448564</text:p>
              </table:table-cell>
              <table:table-cell office:value-type="float" office:value="0.0913801418703">
                <text:p>0.09138014187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9758542048">
                <text:p>0.519758542048</text:p>
              </table:table-cell>
              <table:table-cell office:value-type="float" office:value="0.090076159386">
                <text:p>0.0900761593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4395142534">
                <text:p>0.534395142534</text:p>
              </table:table-cell>
              <table:table-cell office:value-type="float" office:value="0.0886631037163">
                <text:p>0.0886631037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9225556713">
                <text:p>0.549225556713</text:p>
              </table:table-cell>
              <table:table-cell office:value-type="float" office:value="0.0871390158958">
                <text:p>0.0871390158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4249075021">
                <text:p>0.564249075021</text:p>
              </table:table-cell>
              <table:table-cell office:value-type="float" office:value="0.0855018958861">
                <text:p>0.0855018958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94649711">
                <text:p>0.5794649711</text:p>
              </table:table-cell>
              <table:table-cell office:value-type="float" office:value="0.0837496953114">
                <text:p>0.0837496953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4872501078">
                <text:p>0.594872501078</text:p>
              </table:table-cell>
              <table:table-cell office:value-type="float" office:value="0.0818803096445">
                <text:p>0.0818803096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0470902644">
                <text:p>0.610470902644</text:p>
              </table:table-cell>
              <table:table-cell office:value-type="float" office:value="0.0798915698272">
                <text:p>0.07989156982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6259393901">
                <text:p>0.626259393901</text:p>
              </table:table-cell>
              <table:table-cell office:value-type="float" office:value="0.0777812333106">
                <text:p>0.0777812333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237171973">
                <text:p>0.642237171973</text:p>
              </table:table-cell>
              <table:table-cell office:value-type="float" office:value="0.0755469744983">
                <text:p>0.07554697449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58403411339">
                <text:p>0.658403411339</text:p>
              </table:table-cell>
              <table:table-cell office:value-type="float" office:value="0.0731863745774">
                <text:p>0.0731863745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4757261871">
                <text:p>0.674757261871</text:p>
              </table:table-cell>
              <table:table-cell office:value-type="float" office:value="0.0706969107242">
                <text:p>0.0706969107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91297846546">
                <text:p>0.691297846546</text:p>
              </table:table-cell>
              <table:table-cell office:value-type="float" office:value="0.0680759446671">
                <text:p>0.06807594466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8024258816">
                <text:p>0.708024258816</text:p>
              </table:table-cell>
              <table:table-cell office:value-type="float" office:value="0.0653207105952">
                <text:p>0.0653207105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4935559588">
                <text:p>0.724935559588</text:p>
              </table:table-cell>
              <table:table-cell office:value-type="float" office:value="0.062428302396">
                <text:p>0.0624283023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2030773803">
                <text:p>0.742030773803</text:p>
              </table:table-cell>
              <table:table-cell office:value-type="float" office:value="0.0593956602113">
                <text:p>0.0593956602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9308886563">
                <text:p>0.759308886563</text:p>
              </table:table-cell>
              <table:table-cell office:value-type="float" office:value="0.0562195562963">
                <text:p>0.05621955629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6768838798">
                <text:p>0.776768838798</text:p>
              </table:table-cell>
              <table:table-cell office:value-type="float" office:value="0.0528965801702">
                <text:p>0.0528965801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4409522417">
                <text:p>0.794409522417</text:p>
              </table:table-cell>
              <table:table-cell office:value-type="float" office:value="0.0494231230462">
                <text:p>0.0494231230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2229774915">
                <text:p>0.812229774915</text:p>
              </table:table-cell>
              <table:table-cell office:value-type="float" office:value="0.0457953615302">
                <text:p>0.04579536153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0228373409">
                <text:p>0.830228373409</text:p>
              </table:table-cell>
              <table:table-cell office:value-type="float" office:value="0.0420092405753">
                <text:p>0.0420092405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8404028052">
                <text:p>0.848404028052</text:p>
              </table:table-cell>
              <table:table-cell office:value-type="float" office:value="0.0380604556856">
                <text:p>0.0380604556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6755374796">
                <text:p>0.866755374796</text:p>
              </table:table-cell>
              <table:table-cell office:value-type="float" office:value="0.0339444343557">
                <text:p>0.0339444343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5280967458">
                <text:p>0.885280967458</text:p>
              </table:table-cell>
              <table:table-cell office:value-type="float" office:value="0.0296563167412">
                <text:p>0.0296563167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3979269053">
                <text:p>0.903979269053</text:p>
              </table:table-cell>
              <table:table-cell office:value-type="float" office:value="0.0251909355496">
                <text:p>0.0251909355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2848642351">
                <text:p>0.922848642351</text:p>
              </table:table-cell>
              <table:table-cell office:value-type="float" office:value="0.0205427951464">
                <text:p>0.0205427951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1887339612">
                <text:p>0.941887339612</text:p>
              </table:table-cell>
              <table:table-cell office:value-type="float" office:value="0.0157060498688">
                <text:p>0.0157060498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61093491456">
                <text:p>0.961093491456</text:p>
              </table:table-cell>
              <table:table-cell office:value-type="float" office:value="0.0106744815436">
                <text:p>0.0106744815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0465094827">
                <text:p>0.980465094827</text:p>
              </table:table-cell>
              <table:table-cell office:value-type="float" office:value="0.00544147620362">
                <text:p>0.005441476203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1.65072605698E-017">
                <text:p>-1.65072605698E-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47794605679">
                <text:p>0.000447794605679</text:p>
              </table:table-cell>
              <table:table-cell office:value-type="float" office:value="-0.00171941038037">
                <text:p>-0.00171941038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09211921863">
                <text:p>0.00109211921863</text:p>
              </table:table-cell>
              <table:table-cell office:value-type="float" office:value="-0.00338410015332">
                <text:p>-0.00338410015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93246778171">
                <text:p>0.00193246778171</text:p>
              </table:table-cell>
              <table:table-cell office:value-type="float" office:value="-0.00499418286439">
                <text:p>-0.00499418286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96833278702">
                <text:p>0.00296833278702</text:p>
              </table:table-cell>
              <table:table-cell office:value-type="float" office:value="-0.0065497804971">
                <text:p>-0.006549780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419920537937">
                <text:p>0.00419920537937</text:p>
              </table:table-cell>
              <table:table-cell office:value-type="float" office:value="-0.00805102352829">
                <text:p>-0.008051023528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62457555885">
                <text:p>0.00562457555885</text:p>
              </table:table-cell>
              <table:table-cell office:value-type="float" office:value="-0.0094980510941">
                <text:p>-0.0094980510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24393248169">
                <text:p>0.00724393248169</text:p>
              </table:table-cell>
              <table:table-cell office:value-type="float" office:value="-0.0108910112658">
                <text:p>-0.01089101126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905676485844">
                <text:p>0.00905676485844</text:p>
              </table:table-cell>
              <table:table-cell office:value-type="float" office:value="-0.0122300614352">
                <text:p>-0.0122300614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1062561448">
                <text:p>0.011062561448</text:p>
              </table:table-cell>
              <table:table-cell office:value-type="float" office:value="-0.0135153688079">
                <text:p>-0.0135153688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260811646">
                <text:p>0.013260811646</text:p>
              </table:table-cell>
              <table:table-cell office:value-type="float" office:value="-0.0147471110053">
                <text:p>-0.0147471110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6510061652">
                <text:p>0.0156510061652</text:p>
              </table:table-cell>
              <table:table-cell office:value-type="float" office:value="-0.0159254767727">
                <text:p>-0.01592547677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82326378057">
                <text:p>0.0182326378057</text:p>
              </table:table-cell>
              <table:table-cell office:value-type="float" office:value="-0.0170506667932">
                <text:p>-0.01705066679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1005202313">
                <text:p>0.021005202313</text:p>
              </table:table-cell>
              <table:table-cell office:value-type="float" office:value="-0.0181228946066">
                <text:p>-0.01812289460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39681993195">
                <text:p>0.0239681993195</text:p>
              </table:table-cell>
              <table:table-cell office:value-type="float" office:value="-0.0191423876316">
                <text:p>-0.0191423876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71211333678">
                <text:p>0.0271211333678</text:p>
              </table:table-cell>
              <table:table-cell office:value-type="float" office:value="-0.0201093882897">
                <text:p>-0.0201093882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04635150111">
                <text:p>0.0304635150111</text:p>
              </table:table-cell>
              <table:table-cell office:value-type="float" office:value="-0.0210241552303">
                <text:p>-0.0210241552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39948619878">
                <text:p>0.0339948619878</text:p>
              </table:table-cell>
              <table:table-cell office:value-type="float" office:value="-0.0218869646546">
                <text:p>-0.02188696465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77147004652">
                <text:p>0.0377147004652</text:p>
              </table:table-cell>
              <table:table-cell office:value-type="float" office:value="-0.0226981117365">
                <text:p>-0.0226981117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16225663489">
                <text:p>0.0416225663489</text:p>
              </table:table-cell>
              <table:table-cell office:value-type="float" office:value="-0.0234579121396">
                <text:p>-0.02345791213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57180066529">
                <text:p>0.0457180066529</text:p>
              </table:table-cell>
              <table:table-cell office:value-type="float" office:value="-0.0241667036271">
                <text:p>-0.0241667036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0005809246">
                <text:p>0.0500005809246</text:p>
              </table:table-cell>
              <table:table-cell office:value-type="float" office:value="-0.0248248477632">
                <text:p>-0.02482484776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44698627214">
                <text:p>0.0544698627214</text:p>
              </table:table-cell>
              <table:table-cell office:value-type="float" office:value="-0.0254327317032">
                <text:p>-0.0254327317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91254411319">
                <text:p>0.0591254411319</text:p>
              </table:table-cell>
              <table:table-cell office:value-type="float" office:value="-0.0259907700706">
                <text:p>-0.02599077007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39669223362">
                <text:p>0.0639669223362</text:p>
              </table:table-cell>
              <table:table-cell office:value-type="float" office:value="-0.0264994069171">
                <text:p>-0.02649940691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89939312008">
                <text:p>0.0689939312008</text:p>
              </table:table-cell>
              <table:table-cell office:value-type="float" office:value="-0.0269591177638">
                <text:p>-0.02695911776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42061128999">
                <text:p>0.0742061128999</text:p>
              </table:table-cell>
              <table:table-cell office:value-type="float" office:value="-0.0273704117203">
                <text:p>-0.0273704117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9603134559">
                <text:p>0.079603134559</text:p>
              </table:table-cell>
              <table:table-cell office:value-type="float" office:value="-0.027733833677">
                <text:p>-0.027733833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51846869123">
                <text:p>0.0851846869123</text:p>
              </table:table-cell>
              <table:table-cell office:value-type="float" office:value="-0.0280499665693">
                <text:p>-0.02804996656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09504859693">
                <text:p>0.0909504859693</text:p>
              </table:table-cell>
              <table:table-cell office:value-type="float" office:value="-0.0283194337077">
                <text:p>-0.02831943370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69002746814">
                <text:p>0.0969002746814</text:p>
              </table:table-cell>
              <table:table-cell office:value-type="float" office:value="-0.0285429011706">
                <text:p>-0.02854290117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3033824605">
                <text:p>0.103033824605</text:p>
              </table:table-cell>
              <table:table-cell office:value-type="float" office:value="-0.0287210802556">
                <text:p>-0.0287210802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935093755">
                <text:p>0.10935093755</text:p>
              </table:table-cell>
              <table:table-cell office:value-type="float" office:value="-0.0288547299835">
                <text:p>-0.02885472998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5851447208">
                <text:p>0.115851447208</text:p>
              </table:table-cell>
              <table:table-cell office:value-type="float" office:value="-0.0289446596513">
                <text:p>-0.0289446596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2535220761">
                <text:p>0.122535220761</text:p>
              </table:table-cell>
              <table:table-cell office:value-type="float" office:value="-0.0289917314273">
                <text:p>-0.02899173142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9402160442">
                <text:p>0.129402160442</text:p>
              </table:table-cell>
              <table:table-cell office:value-type="float" office:value="-0.028996862984">
                <text:p>-0.028996862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45220507">
                <text:p>0.13645220507</text:p>
              </table:table-cell>
              <table:table-cell office:value-type="float" office:value="-0.0289610301617">
                <text:p>-0.0289610301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3685331524">
                <text:p>0.143685331524</text:p>
              </table:table-cell>
              <table:table-cell office:value-type="float" office:value="-0.0288852696559">
                <text:p>-0.0288852696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51101556172">
                <text:p>0.151101556172</text:p>
              </table:table-cell>
              <table:table-cell office:value-type="float" office:value="-0.0287706817229">
                <text:p>-0.0287706817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58700936227">
                <text:p>0.158700936227</text:p>
              </table:table-cell>
              <table:table-cell office:value-type="float" office:value="-0.0286184328949">
                <text:p>-0.02861843289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6483571044">
                <text:p>0.166483571044</text:p>
              </table:table-cell>
              <table:table-cell office:value-type="float" office:value="-0.0284297586977">
                <text:p>-0.02842975869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444960333">
                <text:p>0.17444960333</text:p>
              </table:table-cell>
              <table:table-cell office:value-type="float" office:value="-0.028205966362">
                <text:p>-0.0282059663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2599220283">
                <text:p>0.182599220283</text:p>
              </table:table-cell>
              <table:table-cell office:value-type="float" office:value="-0.0279484375201">
                <text:p>-0.02794843752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0932654632">
                <text:p>0.190932654632</text:p>
              </table:table-cell>
              <table:table-cell office:value-type="float" office:value="-0.0276586308782">
                <text:p>-0.02765863087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450185589">
                <text:p>0.199450185589</text:p>
              </table:table-cell>
              <table:table-cell office:value-type="float" office:value="-0.0273380848556">
                <text:p>-0.0273380848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8152139696">
                <text:p>0.208152139696</text:p>
              </table:table-cell>
              <table:table-cell office:value-type="float" office:value="-0.0269884201791">
                <text:p>-0.02698842017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7038891568">
                <text:p>0.217038891568</text:p>
              </table:table-cell>
              <table:table-cell office:value-type="float" office:value="-0.026611342423">
                <text:p>-0.026611342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611086453">
                <text:p>0.22611086453</text:p>
              </table:table-cell>
              <table:table-cell office:value-type="float" office:value="-0.0262086444828">
                <text:p>-0.02620864448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5368531129">
                <text:p>0.235368531129</text:p>
              </table:table-cell>
              <table:table-cell office:value-type="float" office:value="-0.0257822089715">
                <text:p>-0.0257822089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4812413542">
                <text:p>0.244812413542</text:p>
              </table:table-cell>
              <table:table-cell office:value-type="float" office:value="-0.0253340105245">
                <text:p>-0.0253340105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444308385">
                <text:p>0.25444308385</text:p>
              </table:table-cell>
              <table:table-cell office:value-type="float" office:value="-0.0248661180022">
                <text:p>-0.02486611800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4261164201">
                <text:p>0.264261164201</text:p>
              </table:table-cell>
              <table:table-cell office:value-type="float" office:value="-0.0243806965758">
                <text:p>-0.02438069657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4267326835">
                <text:p>0.274267326835</text:p>
              </table:table-cell>
              <table:table-cell office:value-type="float" office:value="-0.0238800096818">
                <text:p>-0.02388000968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4462294002">
                <text:p>0.284462294002</text:p>
              </table:table-cell>
              <table:table-cell office:value-type="float" office:value="-0.023366420832">
                <text:p>-0.0233664208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4846837735">
                <text:p>0.294846837735</text:p>
              </table:table-cell>
              <table:table-cell office:value-type="float" office:value="-0.0228423952624">
                <text:p>-0.02284239526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5421779522">
                <text:p>0.305421779522</text:p>
              </table:table-cell>
              <table:table-cell office:value-type="float" office:value="-0.0223105014076">
                <text:p>-0.02231050140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6187989838">
                <text:p>0.316187989838</text:p>
              </table:table-cell>
              <table:table-cell office:value-type="float" office:value="-0.0217734121814">
                <text:p>-0.02177341218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27146387578">
                <text:p>0.327146387578</text:p>
              </table:table-cell>
              <table:table-cell office:value-type="float" office:value="-0.0212339060513">
                <text:p>-0.02123390605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8297939367">
                <text:p>0.338297939367</text:p>
              </table:table-cell>
              <table:table-cell office:value-type="float" office:value="-0.0206948678859">
                <text:p>-0.0206948678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49643658769">
                <text:p>0.349643658769</text:p>
              </table:table-cell>
              <table:table-cell office:value-type="float" office:value="-0.020159289561">
                <text:p>-0.0201592895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1184605406">
                <text:p>0.361184605406</text:p>
              </table:table-cell>
              <table:table-cell office:value-type="float" office:value="-0.0196302703047">
                <text:p>-0.01963027030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2921883979">
                <text:p>0.372921883979</text:p>
              </table:table-cell>
              <table:table-cell office:value-type="float" office:value="-0.0191110167654">
                <text:p>-0.01911101676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4856643222">
                <text:p>0.384856643222</text:p>
              </table:table-cell>
              <table:table-cell office:value-type="float" office:value="-0.0186048427825">
                <text:p>-0.0186048427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96990074788">
                <text:p>0.396990074788</text:p>
              </table:table-cell>
              <table:table-cell office:value-type="float" office:value="-0.0181151688431">
                <text:p>-0.01811516884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09477070904">
                <text:p>0.409477070904</text:p>
              </table:table-cell>
              <table:table-cell office:value-type="float" office:value="-0.0176332538886">
                <text:p>-0.01763325388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22214620669">
                <text:p>0.422214620669</text:p>
              </table:table-cell>
              <table:table-cell office:value-type="float" office:value="-0.017132116262">
                <text:p>-0.017132116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35153249523">
                <text:p>0.435153249523</text:p>
              </table:table-cell>
              <table:table-cell office:value-type="float" office:value="-0.0166120859787">
                <text:p>-0.0166120859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48293540741">
                <text:p>0.448293540741</text:p>
              </table:table-cell>
              <table:table-cell office:value-type="float" office:value="-0.0160748242871">
                <text:p>-0.0160748242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1636093632">
                <text:p>0.461636093632</text:p>
              </table:table-cell>
              <table:table-cell office:value-type="float" office:value="-0.0155220415158">
                <text:p>-0.01552204151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5181523303">
                <text:p>0.475181523303</text:p>
              </table:table-cell>
              <table:table-cell office:value-type="float" office:value="-0.0149554932035">
                <text:p>-0.01495549320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88930460484">
                <text:p>0.488930460484</text:p>
              </table:table-cell>
              <table:table-cell office:value-type="float" office:value="-0.0143769757926">
                <text:p>-0.01437697579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02883551436">
                <text:p>0.502883551436</text:p>
              </table:table-cell>
              <table:table-cell office:value-type="float" office:value="-0.0137883218703">
                <text:p>-0.01378832187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17041457952">
                <text:p>0.517041457952</text:p>
              </table:table-cell>
              <table:table-cell office:value-type="float" office:value="-0.0131913949416">
                <text:p>-0.0131913949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1404857466">
                <text:p>0.531404857466</text:p>
              </table:table-cell>
              <table:table-cell office:value-type="float" office:value="-0.0125880837163">
                <text:p>-0.01258808371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45974443287">
                <text:p>0.545974443287</text:p>
              </table:table-cell>
              <table:table-cell office:value-type="float" office:value="-0.0119802958958">
                <text:p>-0.0119802958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60750924979">
                <text:p>0.560750924979</text:p>
              </table:table-cell>
              <table:table-cell office:value-type="float" office:value="-0.0113699514417">
                <text:p>-0.01136995144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57350289">
                <text:p>0.5757350289</text:p>
              </table:table-cell>
              <table:table-cell office:value-type="float" office:value="-0.0107589753114">
                <text:p>-0.0107589753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0927498922">
                <text:p>0.590927498922</text:p>
              </table:table-cell>
              <table:table-cell office:value-type="float" office:value="-0.0101492896445">
                <text:p>-0.01014928964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6329097356">
                <text:p>0.606329097356</text:p>
              </table:table-cell>
              <table:table-cell office:value-type="float" office:value="-0.00954280538272">
                <text:p>-0.00954280538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21940606099">
                <text:p>0.621940606099</text:p>
              </table:table-cell>
              <table:table-cell office:value-type="float" office:value="-0.00894141331065">
                <text:p>-0.008941413310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7762828027">
                <text:p>0.637762828027</text:p>
              </table:table-cell>
              <table:table-cell office:value-type="float" office:value="-0.00834697449829">
                <text:p>-0.008346974498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53796588661">
                <text:p>0.653796588661</text:p>
              </table:table-cell>
              <table:table-cell office:value-type="float" office:value="-0.00776131013298">
                <text:p>-0.007761310132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0042738129">
                <text:p>0.670042738129</text:p>
              </table:table-cell>
              <table:table-cell office:value-type="float" office:value="-0.00718619072418">
                <text:p>-0.007186190724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86502153454">
                <text:p>0.686502153454</text:p>
              </table:table-cell>
              <table:table-cell office:value-type="float" office:value="-0.00662332466712">
                <text:p>-0.006623324667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03175741184">
                <text:p>0.703175741184</text:p>
              </table:table-cell>
              <table:table-cell office:value-type="float" office:value="-0.00607434615072">
                <text:p>-0.006074346150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20064440412">
                <text:p>0.720064440412</text:p>
              </table:table-cell>
              <table:table-cell office:value-type="float" office:value="-0.00554080239596">
                <text:p>-0.005540802395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7169226197">
                <text:p>0.737169226197</text:p>
              </table:table-cell>
              <table:table-cell office:value-type="float" office:value="-0.00502414021129">
                <text:p>-0.00502414021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4491113437">
                <text:p>0.754491113437</text:p>
              </table:table-cell>
              <table:table-cell office:value-type="float" office:value="-0.00452569185185">
                <text:p>-0.00452569185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2031161202">
                <text:p>0.772031161202</text:p>
              </table:table-cell>
              <table:table-cell office:value-type="float" office:value="-0.00404666017017">
                <text:p>-0.004046660170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9790477583">
                <text:p>0.789790477583</text:p>
              </table:table-cell>
              <table:table-cell office:value-type="float" office:value="-0.00358810304625">
                <text:p>-0.00358810304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07770225085">
                <text:p>0.807770225085</text:p>
              </table:table-cell>
              <table:table-cell office:value-type="float" office:value="-0.00315091708573">
                <text:p>-0.003150917085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25971626591">
                <text:p>0.825971626591</text:p>
              </table:table-cell>
              <table:table-cell office:value-type="float" office:value="-0.00273582057534">
                <text:p>-0.002735820575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4395971948">
                <text:p>0.844395971948</text:p>
              </table:table-cell>
              <table:table-cell office:value-type="float" office:value="-0.00234333568558">
                <text:p>-0.002343335685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3044625204">
                <text:p>0.863044625204</text:p>
              </table:table-cell>
              <table:table-cell office:value-type="float" office:value="-0.00197376991122">
                <text:p>-0.00197376991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1919032542">
                <text:p>0.881919032542</text:p>
              </table:table-cell>
              <table:table-cell office:value-type="float" office:value="-0.00162719674116">
                <text:p>-0.001627196741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01020730947">
                <text:p>0.901020730947</text:p>
              </table:table-cell>
              <table:table-cell office:value-type="float" office:value="-0.00130343554962">
                <text:p>-0.001303435549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0351357649">
                <text:p>0.920351357649</text:p>
              </table:table-cell>
              <table:table-cell office:value-type="float" office:value="-0.00100203070194">
                <text:p>-0.00100203070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39912660388">
                <text:p>0.939912660388</text:p>
              </table:table-cell>
              <table:table-cell office:value-type="float" office:value="-0.0007222298688">
                <text:p>-0.00072222986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9706508544">
                <text:p>0.959706508544</text:p>
              </table:table-cell>
              <table:table-cell office:value-type="float" office:value="-0.000462961543624">
                <text:p>-0.0004629615436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9734905173">
                <text:p>0.979734905173</text:p>
              </table:table-cell>
              <table:table-cell office:value-type="float" office:value="-0.000222811759179">
                <text:p>-0.000222811759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